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72.16mm"/>
    </style:style>
    <style:style style:name="co4" style:family="table-column">
      <style:table-column-properties fo:break-before="auto" style:column-width="63.3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32mm"/>
    </style:style>
    <style:style style:name="co8" style:family="table-column">
      <style:table-column-properties fo:break-before="auto" style:column-width="94.4mm"/>
    </style:style>
    <style:style style:name="co9" style:family="table-column">
      <style:table-column-properties fo:break-before="auto" style:column-width="8.4mm"/>
    </style:style>
    <style:style style:name="co10" style:family="table-column">
      <style:table-column-properties fo:break-before="auto" style:column-width="78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4mm" fo:break-before="auto" style:use-optimal-row-height="true"/>
    </style:style>
    <style:style style:name="ro3" style:family="table-row">
      <style:table-row-properties style:row-height="7.88mm" fo:break-before="auto" style:use-optimal-row-height="true"/>
    </style:style>
    <style:style style:name="ro4" style:family="table-row">
      <style:table-row-properties style:row-height="10.35mm" fo:break-before="auto" style:use-optimal-row-height="false"/>
    </style:style>
    <style:style style:name="ro5" style:family="table-row">
      <style:table-row-properties style:row-height="12.12mm" fo:break-before="auto" style:use-optimal-row-height="false"/>
    </style:style>
    <style:style style:name="ro6" style:family="table-row">
      <style:table-row-properties style:row-height="15.2mm" fo:break-before="auto" style:use-optimal-row-height="true"/>
    </style:style>
    <style:style style:name="ro7" style:family="table-row">
      <style:table-row-properties style:row-height="18.96mm" fo:break-before="auto" style:use-optimal-row-height="true"/>
    </style:style>
    <style:style style:name="ro8" style:family="table-row">
      <style:table-row-properties style:row-height="26.23mm" fo:break-before="auto" style:use-optimal-row-height="true"/>
    </style:style>
    <style:style style:name="ro9" style:family="table-row">
      <style:table-row-properties style:row-height="22.7mm" fo:break-before="auto" style:use-optimal-row-height="true"/>
    </style:style>
    <style:style style:name="ro10" style:family="table-row">
      <style:table-row-properties style:row-height="33.73mm" fo:break-before="auto" style:use-optimal-row-height="true"/>
    </style:style>
    <style:style style:name="ro11" style:family="table-row">
      <style:table-row-properties style:row-height="37.48mm" fo:break-before="auto" style:use-optimal-row-height="true"/>
    </style:style>
    <style:style style:name="ro12" style:family="table-row">
      <style:table-row-properties style:row-height="29.99mm" fo:break-before="auto" style:use-optimal-row-height="true"/>
    </style:style>
    <style:style style:name="ro13" style:family="table-row">
      <style:table-row-properties style:row-height="11.47mm" fo:break-before="auto" style:use-optimal-row-height="true"/>
    </style:style>
    <style:style style:name="ro14" style:family="table-row">
      <style:table-row-properties style:row-height="15.26mm" fo:break-before="auto" style:use-optimal-row-height="true"/>
    </style:style>
    <style:style style:name="ro15" style:family="table-row">
      <style:table-row-properties style:row-height="18.94mm" fo:break-before="auto" style:use-optimal-row-height="true"/>
    </style:style>
    <style:style style:name="ro16" style:family="table-row">
      <style:table-row-properties style:row-height="22.63mm" fo:break-before="auto" style:use-optimal-row-height="true"/>
    </style:style>
    <style:style style:name="ro17" style:family="table-row">
      <style:table-row-properties style:row-height="33.69mm" fo:break-before="auto" style:use-optimal-row-height="true"/>
    </style:style>
    <style:style style:name="ro18" style:family="table-row">
      <style:table-row-properties style:row-height="30mm" fo:break-before="auto" style:use-optimal-row-height="true"/>
    </style:style>
    <style:style style:name="ro19" style:family="table-row">
      <style:table-row-properties style:row-height="11.57mm" fo:break-before="auto" style:use-optimal-row-height="true"/>
    </style:style>
    <style:style style:name="ro20" style:family="table-row">
      <style:table-row-properties style:row-height="26.32mm" fo:break-before="auto" style:use-optimal-row-height="true"/>
    </style:style>
    <style:style style:name="ro21" style:family="table-row">
      <style:table-row-properties style:row-height="37.38mm" fo:break-before="auto" style:use-optimal-row-height="true"/>
    </style:style>
    <style:style style:name="ro22" style:family="table-row">
      <style:table-row-properties style:row-height="63.27mm" fo:break-before="auto" style:use-optimal-row-height="true"/>
    </style:style>
    <style:style style:name="ro23" style:family="table-row">
      <style:table-row-properties style:row-height="35.7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200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6" style:family="table-cell" style:parent-style-name="Default"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#add58a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fff200" fo:wrap-option="wrap" fo:border="0.06pt solid #000000"/>
      <style:text-properties fo:font-size="9pt" style:font-size-asian="9pt" style:font-size-complex="9pt"/>
    </style:style>
    <style:style style:name="ce24" style:family="table-cell" style:parent-style-name="Default">
      <style:table-cell-properties fo:wrap-option="wrap" fo:border="0.06pt solid #000000"/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adc5e7" fo:wrap-option="wrap" fo:border="0.06pt solid #000000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34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35" style:family="table-cell" style:parent-style-name="Default">
      <style:table-cell-properties fo:background-color="#ef413d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f68e76" style:text-align-source="fix" style:repeat-content="false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37" style:family="table-cell" style:parent-style-name="Default">
      <style:table-cell-properties fo:background-color="#ed1c24" fo:wrap-option="wrap" fo:border="0.06pt solid #000000"/>
      <style:text-properties fo:color="#ffffff" fo:font-size="9pt" style:font-size-asian="9pt" style:font-size-complex="9pt"/>
    </style:style>
    <style:style style:name="ce52" style:family="table-cell" style:parent-style-name="Default">
      <style:table-cell-properties fo:background-color="#faa61a"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53" style:family="table-cell" style:parent-style-name="Default">
      <style:table-cell-properties fo:background-color="#ef413d" style:text-align-source="fix" style:repeat-content="false" fo:wrap-option="wrap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fo:font-size="9pt" style:font-size-asian="9pt" style:font-size-complex="9pt"/>
    </style:style>
    <style:style style:name="ce54" style:family="table-cell" style:parent-style-name="Default">
      <style:table-cell-properties fo:background-color="#ef413d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51" style:family="table-cell" style:parent-style-name="Default">
      <style:table-cell-properties fo:background-color="#ef413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9pt" style:font-size-asian="9pt" style:font-size-complex="9pt"/>
    </style:style>
    <style:style style:name="ce55" style:family="table-cell" style:parent-style-name="Default">
      <style:table-cell-properties fo:background-color="#faa61a" fo:wrap-option="wrap" fo:border="0.06pt solid #000000"/>
      <style:text-properties fo:font-size="9pt" style:font-size-asian="9pt" style:font-size-complex="9pt"/>
    </style:style>
    <style:style style:name="ce56" style:family="table-cell" style:parent-style-name="Default">
      <style:table-cell-properties fo:background-color="#ef413d" style:text-align-source="fix" style:repeat-content="false" fo:wrap-option="wrap" fo:border="0.06pt solid #000000" style:vertical-align="middle"/>
      <style:paragraph-properties fo:text-align="center"/>
      <style:text-properties fo:color="#000000" fo:font-size="9pt" style:font-size-asian="9pt" style:font-size-complex="9pt"/>
    </style:style>
    <style:style style:name="ce62" style:family="table-cell" style:parent-style-name="Default">
      <style:table-cell-properties fo:background-color="#ef413d" fo:wrap-option="wrap" fo:border="0.06pt solid #000000"/>
      <style:text-properties fo:color="#000000" fo:font-size="9pt" style:font-size-asian="9pt" style:font-size-complex="9pt"/>
    </style:style>
    <style:style style:name="ce63" style:family="table-cell" style:parent-style-name="Default">
      <style:table-cell-properties fo:background-color="#ef413d" fo:wrap-option="wrap" fo:border="0.06pt solid #000000"/>
      <style:text-properties fo:font-size="9pt" style:font-size-asian="9pt" style:font-size-complex="9pt"/>
    </style:style>
    <style:style style:name="ce64" style:family="table-cell" style:parent-style-name="Default">
      <style:table-cell-properties fo:background-color="#ef413d" fo:wrap-option="wrap" fo:border="0.06pt solid #000000"/>
      <style:text-properties style:use-window-font-color="true" fo:font-size="9pt" style:font-size-asian="9pt" style:font-size-complex="9pt"/>
    </style:style>
    <style:style style:name="ce58" style:family="table-cell" style:parent-style-name="Default">
      <style:table-cell-properties fo:background-color="#faa61a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67" style:family="table-cell" style:parent-style-name="Default">
      <style:table-cell-properties fo:background-color="#ef413d" style:text-align-source="fix" style:repeat-content="false" fo:wrap-option="wrap" fo:border="0.06pt solid #000000"/>
      <style:paragraph-properties fo:text-align="center" fo:margin-left="0mm"/>
      <style:text-properties style:use-window-font-color="true" fo:font-size="9pt" style:font-size-asian="9pt" style:font-size-complex="9pt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0" style:family="table-cell" style:parent-style-name="Default" style:data-style-name="N0">
      <style:text-properties fo:font-size="9pt" style:font-size-asian="9pt" style:font-size-complex="9pt"/>
    </style:style>
    <style:style style:name="ce71" style:family="table-cell" style:parent-style-name="Default">
      <style:table-cell-properties fo:background-color="#00a65d"/>
      <style:text-properties fo:font-size="9pt" style:font-size-asian="9pt" style:font-size-complex="9pt"/>
    </style:style>
    <style:style style:name="ce72" style:family="table-cell" style:parent-style-name="Default">
      <style:table-cell-properties fo:background-color="transparent"/>
      <style:text-properties fo:color="#000000" fo:font-size="9pt" style:font-size-asian="9pt" style:font-size-complex="9pt"/>
    </style:style>
    <style:style style:name="ce73" style:family="table-cell" style:parent-style-name="Default">
      <style:table-cell-properties fo:background-color="transparent"/>
      <style:text-properties style:use-window-font-color="true" fo:font-size="9pt" style:font-size-asian="9pt" style:font-size-complex="9pt"/>
    </style:style>
    <style:style style:name="ce60" style:family="table-cell" style:parent-style-name="Default">
      <style:table-cell-properties fo:background-color="#faa61a"/>
      <style:text-properties fo:font-size="9pt" style:font-size-asian="9pt" style:font-size-complex="9pt"/>
    </style:style>
    <style:style style:name="ce61" style:family="table-cell" style:parent-style-name="Default">
      <style:table-cell-properties fo:background-color="#ef413d"/>
      <style:text-properties fo:color="#000000" fo:font-size="9pt" style:font-size-asian="9pt" style:font-size-complex="9pt"/>
    </style:style>
    <style:style style:name="ce76" style:family="table-cell" style:parent-style-name="Default">
      <style:table-cell-properties fo:background-color="#ef413d"/>
      <style:text-properties fo:font-size="9pt" style:font-size-asian="9pt" style:font-size-complex="9pt"/>
    </style:style>
    <style:style style:name="ce77" style:family="table-cell" style:parent-style-name="Default">
      <style:table-cell-properties fo:background-color="#ef413d"/>
      <style:text-properties style:use-window-font-color="true" fo:font-size="9pt" style:font-size-asian="9pt" style:font-size-complex="9pt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80" style:family="table-cell" style:parent-style-name="Default">
      <style:table-cell-properties fo:background-color="#ed1c24"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82" style:family="table-cell" style:parent-style-name="Default">
      <style:table-cell-properties fo:background-color="#ed1c24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83" style:family="table-cell" style:parent-style-name="Default">
      <style:table-cell-properties fo:background-color="transparent" fo:wrap-option="wrap" fo:border="0.06pt solid #000000"/>
      <style:text-properties fo:font-size="9pt" style:font-size-asian="9pt" style:font-size-complex="9pt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fo:font-size="9pt" style:font-size-asian="9pt" style:font-size-complex="9pt"/>
    </style:style>
    <style:style style:name="ce85" style:family="table-cell" style:parent-style-name="Default">
      <style:table-cell-properties fo:background-color="transparent" fo:wrap-option="wrap" fo:border="0.06pt solid #000000"/>
      <style:text-properties fo:color="#000000" fo:font-size="9pt" style:font-size-asian="9pt" style:font-size-complex="9pt"/>
    </style:style>
    <style:style style:name="ce86" style:family="table-cell" style:parent-style-name="Default">
      <style:table-cell-properties fo:background-color="#ed1c24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88" style:family="table-cell" style:parent-style-name="Default">
      <style:table-cell-properties fo:background-color="transparent" fo:wrap-option="wrap" fo:border="0.06pt solid #000000"/>
      <style:text-properties style:use-window-font-color="true" fo:font-size="9pt" style:font-size-asian="9pt" style:font-size-complex="9pt"/>
    </style:style>
    <style:style style:name="ce89" style:family="table-cell" style:parent-style-name="Default">
      <style:table-cell-properties fo:background-color="#ed1c24" fo:wrap-option="wrap" fo:border="0.06pt solid #000000"/>
      <style:text-properties fo:font-size="9pt" style:font-size-asian="9pt" style:font-size-complex="9pt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fo:font-size="9pt" style:font-size-asian="9pt" style:font-size-complex="9pt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style:font-name="Liberation Sans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ed1c24"/>
      <style:text-properties fo:font-size="9pt" style:font-size-asian="9pt" style:font-size-complex="9pt"/>
    </style:style>
    <style:style style:name="ce94" style:family="table-cell" style:parent-style-name="Default">
      <style:table-cell-properties fo:background-color="#ed1c24"/>
      <style:text-properties fo:font-size="9pt" style:font-size-asian="9pt" style:font-size-complex="9pt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5" table:default-cell-style-name="ce7"/>
        <table:table-column table:style-name="co6" table:default-cell-style-name="ce7"/>
        <table:table-column table:style-name="co7" table:default-cell-style-name="ce16"/>
        <table:table-column table:style-name="co5" table:number-columns-repeated="1017" table:default-cell-style-name="ce16"/>
        <table:table-row table:style-name="ro1">
          <table:table-cell/>
          <table:table-cell table:style-name="ce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7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pm = partial marking (z.B. zu 85% korrekt)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, sonst 0 → falls Verfahren partielle Bewertung unterstützt wird pm erwartet, ansonsten nicht äquivalent erwartet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26" office:value-type="string" calcext:value-type="string">
            <text:p>Muster (Name = x, pm = true/false)</text:p>
          </table:table-cell>
          <table:table-cell/>
          <table:table-cell table:style-name="ce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"/>
          <table:table-cell/>
          <table:table-cell table:style-name="ce6"/>
          <table:table-cell table:number-columns-repeated="1019"/>
        </table:table-row>
        <table:table-row table:style-name="ro1">
          <table:table-cell table:style-name="ce10" table:number-columns-repeated="2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Ergebnis</text:p>
          </table:table-cell>
          <table:covered-table-cell table:style-name="ce36"/>
          <table:table-cell table:style-name="ce28"/>
          <table:table-cell table:number-columns-repeated="1017"/>
        </table:table-row>
        <table:table-row table:style-name="ro3">
          <table:table-cell table:style-name="ce11" office:value-type="string" calcext:value-type="string">
            <text:p>Mutations-Kategorie/SQL-Feature</text:p>
          </table:table-cell>
          <table:table-cell table:style-name="ce23" office:value-type="string" calcext:value-type="string">
            <text:p>Nr.</text:p>
          </table:table-cell>
          <table:table-cell table:style-name="ce29" office:value-type="string" calcext:value-type="string">
            <text:p>Query (Musterlösung)</text:p>
          </table:table-cell>
          <table:table-cell table:style-name="ce32" office:value-type="string" calcext:value-type="string">
            <text:p>Test-Query (Kandidat)</text:p>
          </table:table-cell>
          <table:table-cell table:style-name="ce34" office:value-type="string" calcext:value-type="string">
            <text:p>erwartet</text:p>
          </table:table-cell>
          <table:table-cell table:style-name="ce34" office:value-type="string" calcext:value-type="string">
            <text:p>tats.</text:p>
          </table:table-cell>
          <table:table-cell table:style-name="ce24" office:value-type="string" calcext:value-type="string">
            <text:p>Anmerkung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14" office:value-type="float" office:value="1" calcext:value-type="float">
            <text:p>1</text:p>
          </table:table-cell>
          <table:table-cell table:style-name="ce24" office:value-type="string" calcext:value-type="string">
            <text:p>SELECT * FROM Album;</text:p>
          </table:table-cell>
          <table:table-cell table:style-name="ce24" office:value-type="string" calcext:value-type="string">
            <text:p>SELECT AlbumId, Title, ArtistId FROM Album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1">
          <table:covered-table-cell table:style-name="ce5"/>
          <table:table-cell table:style-name="ce14" office:value-type="float" office:value="2" calcext:value-type="float">
            <text:p>2</text:p>
          </table:table-cell>
          <table:table-cell table:style-name="ce24" office:value-type="string" calcext:value-type="string">
            <text:p>SELECT AlbumId, Title, ArtistId FROM Album;</text:p>
          </table:table-cell>
          <table:table-cell table:style-name="ce24" office:value-type="string" calcext:value-type="string">
            <text:p>SELECT * FROM Album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2">
          <table:table-cell table:style-name="ce18" office:value-type="string" calcext:value-type="string">
            <text:p>where: same semantic, minimal syntax change</text:p>
          </table:table-cell>
          <table:table-cell table:style-name="ce14" office:value-type="float" office:value="3" calcext:value-type="float">
            <text:p>3</text:p>
          </table:table-cell>
          <table:table-cell table:style-name="ce24" office:value-type="string" calcext:value-type="string">
            <text:p>SELECT TrackId FROM PlaylistTrack </text:p>
            <text:p>WHERE TrackId &lt; 100;</text:p>
          </table:table-cell>
          <table:table-cell table:style-name="ce24" office:value-type="string" calcext:value-type="string">
            <text:p>SELECT TrackId FROM PlaylistTrack </text:p>
            <text:p>WHERE TrackId &lt;= 99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1">
          <table:table-cell table:style-name="ce18" office:value-type="string" calcext:value-type="string">
            <text:p>Semicolon ;</text:p>
          </table:table-cell>
          <table:table-cell table:style-name="ce14" office:value-type="float" office:value="4" calcext:value-type="float">
            <text:p>4</text:p>
          </table:table-cell>
          <table:table-cell table:style-name="ce24" office:value-type="string" calcext:value-type="string">
            <text:p>SELECT Name FROM Genre;</text:p>
          </table:table-cell>
          <table:table-cell table:style-name="ce24" office:value-type="string" calcext:value-type="string">
            <text:p>SELECT Name FROM Genre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2">
          <table:table-cell table:style-name="ce18" office:value-type="string" calcext:value-type="string">
            <text:p>syntax sql keywords (upper, lower case)</text:p>
          </table:table-cell>
          <table:table-cell table:style-name="ce14" office:value-type="float" office:value="5" calcext:value-type="float">
            <text:p>5</text:p>
          </table:table-cell>
          <table:table-cell table:style-name="ce24" office:value-type="string" calcext:value-type="string">
            <text:p>SELECT Name FROM MediaType;</text:p>
          </table:table-cell>
          <table:table-cell table:style-name="ce24" office:value-type="string" calcext:value-type="string">
            <text:p>select Name FrOm MediaType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14" office:value-type="float" office:value="6" calcext:value-type="float">
            <text:p>6</text:p>
          </table:table-cell>
          <table:table-cell table:style-name="ce24" office:value-type="string" calcext:value-type="string">
            <text:p>SELECT InvoiceDate, BillingAddress, BillingCity FROM Invoice;</text:p>
          </table:table-cell>
          <table:table-cell table:style-name="ce24" office:value-type="string" calcext:value-type="string">
            <text:p>SELECT BillingAddress, BillingCity 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4">
          <table:covered-table-cell table:style-name="ce5"/>
          <table:table-cell table:style-name="ce14" office:value-type="float" office:value="7" calcext:value-type="float">
            <text:p>7</text:p>
          </table:table-cell>
          <table:table-cell table:style-name="ce25" office:value-type="string" calcext:value-type="string" table:number-columns-spanned="1" table:number-rows-spanned="2">
            <text:p>SELECT BillingAddress, BillingCity FROM Invoice;</text:p>
          </table:table-cell>
          <table:table-cell table:style-name="ce24" office:value-type="string" calcext:value-type="string">
            <text:p>SELECT InvoiceDate, BillingAddress, BillingCity 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5">
          <table:table-cell table:style-name="ce14" office:value-type="string" calcext:value-type="string">
            <text:p>column ordering</text:p>
          </table:table-cell>
          <table:table-cell table:style-name="ce14" office:value-type="float" office:value="8" calcext:value-type="float">
            <text:p>8</text:p>
          </table:table-cell>
          <table:covered-table-cell table:style-name="ce24"/>
          <table:table-cell table:style-name="ce24" office:value-type="string" calcext:value-type="string">
            <text:p>SELECT BillingCity, BillingAddress <text:s/>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3">
            <text:p>order by</text:p>
          </table:table-cell>
          <table:table-cell table:style-name="ce14" office:value-type="float" office:value="9" calcext:value-type="float">
            <text:p>9</text:p>
          </table:table-cell>
          <table:table-cell table:style-name="ce24" office:value-type="string" calcext:value-type="string">
            <text:p>SELECT TrackId, Name, GenreId from Track ORDER BY GenreId ASC;</text:p>
          </table:table-cell>
          <table:table-cell table:style-name="ce24" office:value-type="string" calcext:value-type="string">
            <text:p>SELECT TrackId, Name, GenreId from Track ORDER BY GenreId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2">
          <table:covered-table-cell table:style-name="ce5"/>
          <table:table-cell table:style-name="ce14" office:value-type="float" office:value="10" calcext:value-type="float">
            <text:p>10</text:p>
          </table:table-cell>
          <table:table-cell table:style-name="ce25" office:value-type="string" calcext:value-type="string" table:number-columns-spanned="1" table:number-rows-spanned="2">
            <text:p>SELECT TrackId, Name, GenreId from Track ORDER BY GenreId DESC;</text:p>
          </table:table-cell>
          <table:table-cell table:style-name="ce24" office:value-type="string" calcext:value-type="string">
            <text:p>SELECT TrackId, Name, GenreId from Track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2">
          <table:covered-table-cell table:style-name="ce5"/>
          <table:table-cell table:style-name="ce14" office:value-type="float" office:value="11" calcext:value-type="float">
            <text:p>11</text:p>
          </table:table-cell>
          <table:covered-table-cell table:style-name="ce24"/>
          <table:table-cell table:style-name="ce24" office:value-type="string" calcext:value-type="string">
            <text:p>SELECT TrackId, Name, GenreId from Track ORDER BY GenreId ASC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6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18" office:value-type="float" office:value="12" calcext:value-type="float">
            <text:p>12</text:p>
          </table:table-cell>
          <table:table-cell table:style-name="ce25" office:value-type="string" calcext:value-type="string" table:number-columns-spanned="1" table:number-rows-spanned="2">
            <text:p>SELECT Name, MediaTypeId FROM Track</text:p>
            <text:p>WHERE MediaTypeId &gt; 2;</text:p>
            <text:p/>
          </table:table-cell>
          <table:table-cell table:style-name="ce24" office:value-type="string" calcext:value-type="string">
            <text:p>SELECT Name, MediaTypeId FROM Track</text:p>
            <text:p>WHERE MediaTypeId &gt; 2 and MediaTypeId &gt; 1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7">
          <table:covered-table-cell table:style-name="ce5"/>
          <table:table-cell table:style-name="ce18" office:value-type="float" office:value="13" calcext:value-type="float">
            <text:p>13</text:p>
          </table:table-cell>
          <table:covered-table-cell table:style-name="ce24"/>
          <table:table-cell table:style-name="ce24" office:value-type="string" calcext:value-type="string">
            <text:p>SELECT Name, MediaTypeId FROM Track</text:p>
            <text:p>WHERE MediaTypeId &gt; 2 or MediaTypeId &gt; 1;</text:p>
            <text:p/>
          </table:table-cell>
          <table:table-cell table:style-name="ce35" office:value-type="string" calcext:value-type="string">
            <text:p>pm, sonst 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8">
          <table:table-cell table:style-name="ce4" office:value-type="string" calcext:value-type="string" table:number-columns-spanned="1" table:number-rows-spanned="5">
            <text:p>Sub-Query/Join</text:p>
          </table:table-cell>
          <table:table-cell table:style-name="ce18" office:value-type="float" office:value="14" calcext:value-type="float">
            <text:p>14</text:p>
          </table:table-cell>
          <table:table-cell table:style-name="ce25" office:value-type="string" calcext:value-type="string" table:number-columns-spanned="1" table:number-rows-spanned="5">
            <text:p><text:span text:style-name="T1">select Track.TrackId, Track.Name, Track.Composer  from Track </text:span></text:p>
            <text:p><text:span text:style-name="T1">join (select MediaType.MediaTypeId,  MediaType.Name from MediaType where MediaType.Name = 'AAC audio file')</text:span></text:p>
            <text:p><text:span text:style-name="T1">as t_MediaType ON Track.MediaTypeId = t_MediaType.MediaTypeId;</text:span></text:p>
          </table:table-cell>
          <table:table-cell table:style-name="ce24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9">
          <table:covered-table-cell table:style-name="ce5"/>
          <table:table-cell table:style-name="ce18" office:value-type="float" office:value="15" calcext:value-type="float">
            <text:p>15</text:p>
          </table:table-cell>
          <table:covered-table-cell table:style-name="ce24"/>
          <table:table-cell table:style-name="ce24" office:value-type="string" calcext:value-type="string">
            <text:p>select Track.TrackId, Track.Name, Track.Composer  from Track </text:p>
            <text:p>Join MediaType ON Track.MediaTypeId = MediaType.MediaTypeId;</text:p>
            <text:p/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10">
          <table:covered-table-cell table:style-name="ce5"/>
          <table:table-cell table:style-name="ce18" office:value-type="float" office:value="16" calcext:value-type="float">
            <text:p>16</text:p>
          </table:table-cell>
          <table:covered-table-cell table:style-name="ce24"/>
          <table:table-cell table:style-name="ce24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;</text:p>
            <text:p/>
            <text:p/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11">
          <table:covered-table-cell table:style-name="ce5"/>
          <table:table-cell table:style-name="ce18" office:value-type="float" office:value="17" calcext:value-type="float">
            <text:p>17</text:p>
          </table:table-cell>
          <table:covered-table-cell table:style-name="ce24"/>
          <table:table-cell table:style-name="ce24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;</text:p>
            <text:p/>
            <text:p/>
            <text:p/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12">
          <table:covered-table-cell table:style-name="ce5"/>
          <table:table-cell table:style-name="ce18" office:value-type="float" office:value="18" calcext:value-type="float">
            <text:p>18</text:p>
          </table:table-cell>
          <table:covered-table-cell table:style-name="ce24"/>
          <table:table-cell table:style-name="ce24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2">
          <table:table-cell table:style-name="ce18" office:value-type="string" calcext:value-type="string">
            <text:p>distinct</text:p>
          </table:table-cell>
          <table:table-cell table:style-name="ce18" office:value-type="float" office:value="19" calcext:value-type="float">
            <text:p>19</text:p>
          </table:table-cell>
          <table:table-cell table:style-name="ce24" office:value-type="string" calcext:value-type="string">
            <text:p>SELECT DISTINCT PlaylistId FROM PlaylistTrack;</text:p>
          </table:table-cell>
          <table:table-cell table:style-name="ce24" office:value-type="string" calcext:value-type="string">
            <text:p>SELECT <text:s/>PlaylistId FROM PlaylistTrack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18" office:value-type="float" office:value="20" calcext:value-type="float">
            <text:p>20</text:p>
          </table:table-cell>
          <table:table-cell table:style-name="ce25" office:value-type="string" calcext:value-type="string" table:number-columns-spanned="1" table:number-rows-spanned="2">
            <text:p>SELECT * FROM Employee</text:p>
            <text:p>WHERE Title = 'Sales Support Agent';</text:p>
          </table:table-cell>
          <table:table-cell table:style-name="ce24" office:value-type="string" calcext:value-type="string">
            <text:p>SELECT * FROM Employe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" office:value-type="string" calcext:value-type="string">
            <text:p>keine Where-Klausel</text:p>
          </table:table-cell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21" calcext:value-type="float">
            <text:p>21</text:p>
          </table:table-cell>
          <table:covered-table-cell table:style-name="ce24"/>
          <table:table-cell table:style-name="ce24" office:value-type="string" calcext:value-type="string">
            <text:p>SELECT * FROM Employee</text:p>
            <text:p>WHERE ReportsTo = 2;</text:p>
            <text:p/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37" office:value-type="string" calcext:value-type="string">
            <text:p>zufällig gleiches Ergebnis-Set aber andere Syntax &amp; Semantik</text:p>
          </table:table-cell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22" calcext:value-type="float">
            <text:p>22</text:p>
          </table:table-cell>
          <table:table-cell table:style-name="ce24" office:value-type="string" calcext:value-type="string">
            <text:p>SELECT Email FROM Employee</text:p>
            <text:p>WHERE City = 'Calgary' AND ReportsTo = 1;</text:p>
            <text:p/>
          </table:table-cell>
          <table:table-cell table:style-name="ce24" office:value-type="string" calcext:value-type="string">
            <text:p>SELECT Email FROM Employee</text:p>
            <text:p>WHERE City = 'Calgary'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13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18" office:value-type="float" office:value="23" calcext:value-type="float">
            <text:p>23</text:p>
          </table:table-cell>
          <table:table-cell table:style-name="ce25" office:value-type="string" calcext:value-type="string" table:number-columns-spanned="1" table:number-rows-spanned="2">
            <text:p>SELECT LastName, FirstName, City FROM Employee</text:p>
            <text:p>WHERE City = 'Edmonton' OR City  = 'Lethbridge';</text:p>
          </table:table-cell>
          <table:table-cell table:style-name="ce24" office:value-type="string" calcext:value-type="string">
            <text:p>SELECT LastName, FirstName, City FROM Employee</text:p>
            <text:p>WHERE City = 'Edmonton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24" calcext:value-type="float">
            <text:p>24</text:p>
          </table:table-cell>
          <table:covered-table-cell table:style-name="ce24"/>
          <table:table-cell table:style-name="ce24" office:value-type="string" calcext:value-type="string">
            <text:p>SELECT LastName, FirstName, City FROM Employee</text:p>
            <text:p>WHERE City = 'Edmonton' OR City = 'Calgary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6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18" office:value-type="float" office:value="25" calcext:value-type="float">
            <text:p>25</text:p>
          </table:table-cell>
          <table:table-cell table:style-name="ce25" office:value-type="string" calcext:value-type="string" table:number-columns-spanned="1" table:number-rows-spanned="2">
            <text:p>SELECT LastName, FirstName, City FROM Employee</text:p>
            <text:p>WHERE NOT City = 'Calgary';</text:p>
          </table:table-cell>
          <table:table-cell table:style-name="ce24" office:value-type="string" calcext:value-type="string">
            <text:p>SELECT LastName, FirstName, City FROM Employee</text:p>
            <text:p>WHERE City = 'Lethbridge' OR City = 'Edmonton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26" calcext:value-type="float">
            <text:p>26</text:p>
          </table:table-cell>
          <table:covered-table-cell table:style-name="ce24"/>
          <table:table-cell table:style-name="ce24" office:value-type="string" calcext:value-type="string">
            <text:p>SELECT LastName, FirstName, City FROM Employee</text:p>
            <text:p>WHERE NOT City = 'Edmonton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6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18" office:value-type="float" office:value="27" calcext:value-type="float">
            <text:p>27</text:p>
          </table:table-cell>
          <table:table-cell table:style-name="ce25" office:value-type="string" calcext:value-type="string" table:number-columns-spanned="1" table:number-rows-spanned="2">
            <text:p>SELECT LastName, FirstName, City FROM Employee</text:p>
            <text:p>LIMIT 3;</text:p>
          </table:table-cell>
          <table:table-cell table:style-name="ce24" office:value-type="string" calcext:value-type="string">
            <text:p>SELECT LastName, FirstName, City FROM Employee</text:p>
            <text:p>LIMIT 4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28" calcext:value-type="float">
            <text:p>28</text:p>
          </table:table-cell>
          <table:covered-table-cell table:style-name="ce24"/>
          <table:table-cell table:style-name="ce24" office:value-type="string" calcext:value-type="string">
            <text:p>SELECT LastName, FirstName, City FROM Employe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13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18" office:value-type="float" office:value="29" calcext:value-type="float">
            <text:p>29</text:p>
          </table:table-cell>
          <table:table-cell table:style-name="ce25" office:value-type="string" calcext:value-type="string" table:number-columns-spanned="1" table:number-rows-spanned="2">
            <text:p>SELECT MIN(UnitPrice) FROM InvoiceLine;</text:p>
          </table:table-cell>
          <table:table-cell table:style-name="ce24" office:value-type="string" calcext:value-type="string">
            <text:p>SELECT UnitPrice FROM InvoiceLine LIMIT 1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30" calcext:value-type="float">
            <text:p>30</text:p>
          </table:table-cell>
          <table:covered-table-cell table:style-name="ce24"/>
          <table:table-cell table:style-name="ce24" office:value-type="string" calcext:value-type="string">
            <text:p>SELECT MAX(UnitPrice) FROM InvoiceLin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31" calcext:value-type="float">
            <text:p>31</text:p>
          </table:table-cell>
          <table:table-cell table:style-name="ce24" office:value-type="string" calcext:value-type="string">
            <text:p>SELECT MAX(UnitPrice) FROM InvoiceLine;</text:p>
          </table:table-cell>
          <table:table-cell table:style-name="ce24" office:value-type="string" calcext:value-type="string">
            <text:p>SELECT UnitPrice FROM InvoiceLine LIMIT 1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13">
          <table:table-cell table:style-name="ce18" office:value-type="string" calcext:value-type="string">
            <text:p>count</text:p>
          </table:table-cell>
          <table:table-cell table:style-name="ce18" office:value-type="float" office:value="32" calcext:value-type="float">
            <text:p>32</text:p>
          </table:table-cell>
          <table:table-cell table:style-name="ce24" office:value-type="string" calcext:value-type="string">
            <text:p>SELECT COUNT(UnitPrice) FROM InvoiceLine WHERE UnitPrice = 0.99;</text:p>
            <text:p/>
          </table:table-cell>
          <table:table-cell table:style-name="ce24" office:value-type="string" calcext:value-type="string">
            <text:p>SELECT UnitPrice FROM InvoiceLine WHERE UnitPrice = 0.99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2">
          <table:table-cell table:style-name="ce18" office:value-type="string" calcext:value-type="string">
            <text:p>avg</text:p>
          </table:table-cell>
          <table:table-cell table:style-name="ce18" office:value-type="float" office:value="33" calcext:value-type="float">
            <text:p>33</text:p>
          </table:table-cell>
          <table:table-cell table:style-name="ce24" office:value-type="string" calcext:value-type="string">
            <text:p>SELECT avg(Total) FROM Invoice;</text:p>
            <text:p/>
          </table:table-cell>
          <table:table-cell table:style-name="ce25" office:value-type="string" calcext:value-type="string" table:number-columns-spanned="1" table:number-rows-spanned="2">
            <text:p>SELECT Total FROM Invoic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1">
          <table:table-cell table:style-name="ce18" office:value-type="string" calcext:value-type="string">
            <text:p>sum</text:p>
          </table:table-cell>
          <table:table-cell table:style-name="ce18" office:value-type="float" office:value="34" calcext:value-type="float">
            <text:p>34</text:p>
          </table:table-cell>
          <table:table-cell table:style-name="ce24" office:value-type="string" calcext:value-type="string">
            <text:p>SELECT sum(Total) FROM Invoice;</text:p>
          </table:table-cell>
          <table:covered-table-cell table:style-name="ce24"/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18" office:value-type="float" office:value="35" calcext:value-type="float">
            <text:p>35</text:p>
          </table:table-cell>
          <table:table-cell table:style-name="ce24" office:value-type="string" calcext:value-type="string">
            <text:p>SELECT ArtistId, Name FROM Artist WHERE Name LIKE '%Metal%';</text:p>
          </table:table-cell>
          <table:table-cell table:style-name="ce24" office:value-type="string" calcext:value-type="string">
            <text:p>SELECT ArtistId, Name FROM Artist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36" calcext:value-type="float">
            <text:p>36</text:p>
          </table:table-cell>
          <table:table-cell table:style-name="ce24" office:value-type="string" calcext:value-type="string">
            <text:p>SELECT ArtistId, Name FROM Artist</text:p>
            <text:p>WHERE Name LIKE 'Sant%';</text:p>
          </table:table-cell>
          <table:table-cell table:style-name="ce24" office:value-type="string" calcext:value-type="string">
            <text:p>SELECT ArtistId, Name FROM Artist</text:p>
            <text:p>WHERE Name LIKE 'San%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37" calcext:value-type="float">
            <text:p>37</text:p>
          </table:table-cell>
          <table:table-cell table:style-name="ce24" office:value-type="string" calcext:value-type="string">
            <text:p>SELECT ArtistId, Name FROM Artist</text:p>
            <text:p>WHERE Name LIKE 'M%o';</text:p>
            <text:p/>
          </table:table-cell>
          <table:table-cell table:style-name="ce24" office:value-type="string" calcext:value-type="string">
            <text:p>SELECT ArtistId, Name FROM Artist</text:p>
            <text:p>WHERE Name LIKE 'M%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38" calcext:value-type="float">
            <text:p>38</text:p>
          </table:table-cell>
          <table:table-cell table:style-name="ce24" office:value-type="string" calcext:value-type="string">
            <text:p>SELECT ArtistId, Name FROM Artist</text:p>
            <text:p>WHERE Name LIKE '_ %';</text:p>
          </table:table-cell>
          <table:table-cell table:style-name="ce24" office:value-type="string" calcext:value-type="string">
            <text:p>SELECT ArtistId, Name FROM Artist</text:p>
            <text:p>WHERE Name LIKE '_%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18" office:value-type="float" office:value="39" calcext:value-type="float">
            <text:p>39</text:p>
          </table:table-cell>
          <table:table-cell table:style-name="ce25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;</text:p>
          </table:table-cell>
          <table:table-cell table:style-name="ce24" office:value-type="string" calcext:value-type="string">
            <text:p>SELECT InvoiceId, InvoiceDate, BillingCountry FROM Invoic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40" calcext:value-type="float">
            <text:p>40</text:p>
          </table:table-cell>
          <table:covered-table-cell table:style-name="ce24"/>
          <table:table-cell table:style-name="ce24" office:value-type="string" calcext:value-type="string">
            <text:p>SELECT InvoiceId, InvoiceDate, BillingCountry FROM Invoice </text:p>
            <text:p>WHERE BillingCountry IN ('USA', 'Brazil')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18" office:value-type="float" office:value="41" calcext:value-type="float">
            <text:p>41</text:p>
          </table:table-cell>
          <table:table-cell table:style-name="ce25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;</text:p>
          </table:table-cell>
          <table:table-cell table:style-name="ce24" office:value-type="string" calcext:value-type="string">
            <text:p>SELECT InvoiceId, InvoiceDate, BillingCountry FROM Invoic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7">
          <table:covered-table-cell table:style-name="ce5"/>
          <table:table-cell table:style-name="ce18" office:value-type="float" office:value="42" calcext:value-type="float">
            <text:p>42</text:p>
          </table:table-cell>
          <table:covered-table-cell table:style-name="ce24"/>
          <table:table-cell table:style-name="ce24" office:value-type="string" calcext:value-type="string">
            <text:p>SELECT InvoiceId, InvoiceDate, BillingCountry FROM Invoice</text:p>
            <text:p>WHERE InvoiceDate between '2012-05-04 00:00:00' AND '2012-07-28 00:00:00'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43" calcext:value-type="float">
            <text:p>43</text:p>
          </table:table-cell>
          <table:table-cell table:style-name="ce24" office:value-type="string" calcext:value-type="string">
            <text:p>SELECT InvoiceId, CustomerId FROM Invoice</text:p>
            <text:p>WHERE InvoiceId between 50 AND 100;</text:p>
          </table:table-cell>
          <table:table-cell table:style-name="ce24" office:value-type="string" calcext:value-type="string">
            <text:p>SELECT InvoiceId, CustomerId FROM Invoice</text:p>
            <text:p>WHERE InvoiceId between 0 AND 120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1">
          <table:table-cell table:style-name="ce18" office:value-type="string" calcext:value-type="string">
            <text:p>column alias</text:p>
          </table:table-cell>
          <table:table-cell table:style-name="ce18" office:value-type="float" office:value="44" calcext:value-type="float">
            <text:p>44</text:p>
          </table:table-cell>
          <table:table-cell table:style-name="ce24" office:value-type="string" calcext:value-type="string">
            <text:p>SELECT Name AS Genres FROM Genre;</text:p>
          </table:table-cell>
          <table:table-cell table:style-name="ce24" office:value-type="string" calcext:value-type="string">
            <text:p>SELECT Name AS Genre FROM Genr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3">
            <text:p>union</text:p>
          </table:table-cell>
          <table:table-cell table:style-name="ce18" office:value-type="float" office:value="45" calcext:value-type="float">
            <text:p>45</text:p>
          </table:table-cell>
          <table:table-cell table:style-name="ce25" office:value-type="string" calcext:value-type="string" table:number-columns-spanned="1" table:number-rows-spanned="2">
            <text:p>SELECT City FROM Customer</text:p>
            <text:p>UNION </text:p>
            <text:p>SELECT City FROM Employee;</text:p>
          </table:table-cell>
          <table:table-cell table:style-name="ce24" office:value-type="string" calcext:value-type="string">
            <text:p>SELECT City FROM Customer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46" calcext:value-type="float">
            <text:p>46</text:p>
          </table:table-cell>
          <table:covered-table-cell table:style-name="ce24"/>
          <table:table-cell table:style-name="ce24" office:value-type="string" calcext:value-type="string">
            <text:p>SELECT City FROM Customer</text:p>
            <text:p>UNION </text:p>
            <text:p>SELECT BillingCity 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47" calcext:value-type="float">
            <text:p>47</text:p>
          </table:table-cell>
          <table:table-cell table:style-name="ce24" office:value-type="string" calcext:value-type="string">
            <text:p>SELECT City FROM Customer</text:p>
            <text:p>UNION ALL</text:p>
            <text:p>SELECT City FROM Employee;</text:p>
            <text:p/>
          </table:table-cell>
          <table:table-cell table:style-name="ce24" office:value-type="string" calcext:value-type="string">
            <text:p>SELECT City FROM Customer</text:p>
            <text:p>UNION </text:p>
            <text:p>SELECT City FROM Employee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4">
            <text:p>group by, having</text:p>
          </table:table-cell>
          <table:table-cell table:style-name="ce18" office:value-type="float" office:value="48" calcext:value-type="float">
            <text:p>48</text:p>
          </table:table-cell>
          <table:table-cell table:style-name="ce25" office:value-type="string" calcext:value-type="string" table:number-columns-spanned="1" table:number-rows-spanned="2">
            <text:p>SELECT InvoiceId, CustomerId, count(CustomerId) FROM Invoice</text:p>
            <text:p>GROUP BY CustomerId;</text:p>
          </table:table-cell>
          <table:table-cell table:style-name="ce24" office:value-type="string" calcext:value-type="string">
            <text:p>SELECT InvoiceId, CustomerId, count(CustomerId) FROM Invoic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49" calcext:value-type="float">
            <text:p>49</text:p>
          </table:table-cell>
          <table:covered-table-cell table:style-name="ce24"/>
          <table:table-cell table:style-name="ce24" office:value-type="string" calcext:value-type="string">
            <text:p>SELECT InvoiceId, CustomerId, count(CustomerId) FROM Invoice</text:p>
            <text:p>GROUP BY InvoiceId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50" calcext:value-type="float">
            <text:p>50</text:p>
          </table:table-cell>
          <table:table-cell table:style-name="ce25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;</text:p>
          </table:table-cell>
          <table:table-cell table:style-name="ce24" office:value-type="string" calcext:value-type="string">
            <text:p>SELECT CustomerId, count(CustomerId) FROM Invoice</text:p>
            <text:p>group by CustomerId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51" calcext:value-type="float">
            <text:p>51</text:p>
          </table:table-cell>
          <table:covered-table-cell table:style-name="ce24"/>
          <table:table-cell table:style-name="ce24" office:value-type="string" calcext:value-type="string">
            <text:p>SELECT CustomerId, count(CustomerId) FROM Invoice</text:p>
            <text:p>group by CustomerId</text:p>
            <text:p>having count(CustomerId) &gt; 1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8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18" office:value-type="float" office:value="52" calcext:value-type="float">
            <text:p>52</text:p>
          </table:table-cell>
          <table:table-cell table:style-name="ce25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;</text:p>
          </table:table-cell>
          <table:table-cell table:style-name="ce24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53" calcext:value-type="float">
            <text:p>53</text:p>
          </table:table-cell>
          <table:covered-table-cell table:style-name="ce24"/>
          <table:table-cell table:style-name="ce24" office:value-type="string" calcext:value-type="string">
            <text:p>SELECT TrackID, Name, GenreID </text:p>
            <text:p>FROM Track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8">
          <table:covered-table-cell table:style-name="ce5"/>
          <table:table-cell table:style-name="ce18" office:value-type="float" office:value="54" calcext:value-type="float">
            <text:p>54</text:p>
          </table:table-cell>
          <table:covered-table-cell table:style-name="ce24"/>
          <table:table-cell table:style-name="ce24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10">
          <table:table-cell table:style-name="ce4" office:value-type="string" calcext:value-type="string" table:number-columns-spanned="1" table:number-rows-spanned="3">
            <text:p>Inner, left, self join</text:p>
          </table:table-cell>
          <table:table-cell table:style-name="ce14" office:value-type="float" office:value="55" calcext:value-type="float">
            <text:p>55</text:p>
          </table:table-cell>
          <table:table-cell table:style-name="ce24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</table:table-cell>
          <table:table-cell table:style-name="ce24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9">
          <table:covered-table-cell table:style-name="ce5"/>
          <table:table-cell table:style-name="ce14" office:value-type="float" office:value="56" calcext:value-type="float">
            <text:p>56</text:p>
          </table:table-cell>
          <table:table-cell table:style-name="ce24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24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8">
          <table:covered-table-cell table:style-name="ce5"/>
          <table:table-cell table:style-name="ce14" office:value-type="float" office:value="57" calcext:value-type="float">
            <text:p>57</text:p>
          </table:table-cell>
          <table:table-cell table:style-name="ce24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;</text:p>
          </table:table-cell>
          <table:table-cell table:style-name="ce24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11">
          <table:table-cell table:style-name="ce14" office:value-type="string" calcext:value-type="string">
            <text:p>to much joins</text:p>
          </table:table-cell>
          <table:table-cell table:style-name="ce14" office:value-type="float" office:value="58" calcext:value-type="float">
            <text:p>58</text:p>
          </table:table-cell>
          <table:table-cell table:style-name="ce24" office:value-type="string" calcext:value-type="string">
            <text:p>SELECT PlaylistTrack.PlaylistId, Track.TrackId, Track.Name FROM </text:p>
            <text:p>(PlaylistTrack INNER JOIN Track ON PlaylistTrack.TrackId = Track.TrackId</text:p>
            <text:p>);</text:p>
            <text:p/>
          </table:table-cell>
          <table:table-cell table:style-name="ce24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4"/>
          <table:table-cell table:number-columns-repeated="1017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QL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5" table:default-cell-style-name="ce7"/>
        <table:table-column table:style-name="co6" table:default-cell-style-name="ce7"/>
        <table:table-column table:style-name="co8" table:default-cell-style-name="ce16"/>
        <table:table-column table:style-name="co5" table:number-columns-repeated="1017" table:default-cell-style-name="ce16"/>
        <table:table-row table:style-name="ro1">
          <table:table-cell/>
          <table:table-cell table:style-name="ce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7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pm = partial marking (z.B. zu 85% korrekt)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, sonst 0 → falls Verfahren partielle Bewertung unterstützt wird pm erwartet, ansonsten nicht äquivalent erwartet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26" office:value-type="string" calcext:value-type="string">
            <text:p>Name = testSQL, pm = false</text:p>
          </table:table-cell>
          <table:table-cell/>
          <table:table-cell table:style-name="ce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"/>
          <table:table-cell/>
          <table:table-cell table:style-name="ce6"/>
          <table:table-cell table:number-columns-repeated="1019"/>
        </table:table-row>
        <table:table-row table:style-name="ro1">
          <table:table-cell table:style-name="ce10" table:number-columns-repeated="2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Ergebnis</text:p>
          </table:table-cell>
          <table:covered-table-cell table:style-name="ce36"/>
          <table:table-cell table:style-name="ce28"/>
          <table:table-cell table:number-columns-repeated="1017"/>
        </table:table-row>
        <table:table-row table:style-name="ro3">
          <table:table-cell table:style-name="ce11" office:value-type="string" calcext:value-type="string">
            <text:p>Mutations-Kategorie/SQL-Feature</text:p>
          </table:table-cell>
          <table:table-cell table:style-name="ce23" office:value-type="string" calcext:value-type="string">
            <text:p>Nr.</text:p>
          </table:table-cell>
          <table:table-cell table:style-name="ce29" office:value-type="string" calcext:value-type="string">
            <text:p>Query (Musterlösung)</text:p>
          </table:table-cell>
          <table:table-cell table:style-name="ce32" office:value-type="string" calcext:value-type="string">
            <text:p>Test-Query (Kandidat)</text:p>
          </table:table-cell>
          <table:table-cell table:style-name="ce34" office:value-type="string" calcext:value-type="string">
            <text:p>erwartet</text:p>
          </table:table-cell>
          <table:table-cell table:style-name="ce34" office:value-type="string" calcext:value-type="string">
            <text:p>tats.</text:p>
          </table:table-cell>
          <table:table-cell table:style-name="ce24" office:value-type="string" calcext:value-type="string">
            <text:p>Anmerkung</text:p>
          </table:table-cell>
          <table:table-cell table:style-name="ce71" office:value-type="string" calcext:value-type="string">
            <text:p>Compar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string" calcext:value-type="string">
            <text:p>SELECT * FROM Album;</text:p>
          </table:table-cell>
          <table:table-cell table:style-name="ce24" office:value-type="string" calcext:value-type="string">
            <text:p>SELECT AlbumId, Title, ArtistId FROM Album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4"/>
          <table:table-cell table:style-name="ce70" table:formula="of:=IF(EXACT([.E10];[.F1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 table:style-name="ce5"/>
          <table:table-cell table:style-name="ce4" office:value-type="float" office:value="2" calcext:value-type="float">
            <text:p>2</text:p>
          </table:table-cell>
          <table:table-cell table:style-name="ce24" office:value-type="string" calcext:value-type="string">
            <text:p>SELECT AlbumId, Title, ArtistId FROM Album;</text:p>
          </table:table-cell>
          <table:table-cell table:style-name="ce24" office:value-type="string" calcext:value-type="string">
            <text:p>SELECT * FROM Album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4"/>
          <table:table-cell table:style-name="ce70" table:formula="of:=IF(EXACT([.E11];[.F1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where: same semantic, minimal syntax chang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string" calcext:value-type="string">
            <text:p>SELECT TrackId FROM PlaylistTrack </text:p>
            <text:p>WHERE TrackId &lt; 100;</text:p>
          </table:table-cell>
          <table:table-cell table:style-name="ce24" office:value-type="string" calcext:value-type="string">
            <text:p>SELECT TrackId FROM PlaylistTrack </text:p>
            <text:p>WHERE TrackId &lt;= 99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4"/>
          <table:table-cell table:style-name="ce70" table:formula="of:=IF(EXACT([.E12];[.F1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emicolon ;</text:p>
          </table:table-cell>
          <table:table-cell table:style-name="ce4" office:value-type="float" office:value="4" calcext:value-type="float">
            <text:p>4</text:p>
          </table:table-cell>
          <table:table-cell table:style-name="ce24" office:value-type="string" calcext:value-type="string">
            <text:p>SELECT Name FROM Genre;</text:p>
          </table:table-cell>
          <table:table-cell table:style-name="ce24" office:value-type="string" calcext:value-type="string">
            <text:p>SELECT Name FROM Genr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4"/>
          <table:table-cell table:style-name="ce70" table:formula="of:=IF(EXACT([.E13];[.F1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syntax sql keywords (upper, lower case)</text:p>
          </table:table-cell>
          <table:table-cell table:style-name="ce4" office:value-type="float" office:value="5" calcext:value-type="float">
            <text:p>5</text:p>
          </table:table-cell>
          <table:table-cell table:style-name="ce24" office:value-type="string" calcext:value-type="string">
            <text:p>SELECT Name FROM MediaType;</text:p>
          </table:table-cell>
          <table:table-cell table:style-name="ce24" office:value-type="string" calcext:value-type="string">
            <text:p>select Name FrOm MediaType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4"/>
          <table:table-cell table:style-name="ce70" table:formula="of:=IF(EXACT([.E14];[.F1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4" office:value-type="float" office:value="6" calcext:value-type="float">
            <text:p>6</text:p>
          </table:table-cell>
          <table:table-cell table:style-name="ce24" office:value-type="string" calcext:value-type="string">
            <text:p>SELECT InvoiceDate, BillingAddress, BillingCity FROM Invoice;</text:p>
          </table:table-cell>
          <table:table-cell table:style-name="ce24" office:value-type="string" calcext:value-type="string">
            <text:p>SELECT BillingAddress, BillingCit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only the following column(s) to be selected: InvoiceDate, BillingAddress, BillingCity!</text:p>
          </table:table-cell>
          <table:table-cell table:style-name="ce70" table:formula="of:=IF(EXACT([.E15];[.F1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4" office:value-type="float" office:value="7" calcext:value-type="float">
            <text:p>7</text:p>
          </table:table-cell>
          <table:table-cell table:style-name="ce25" office:value-type="string" calcext:value-type="string" table:number-columns-spanned="1" table:number-rows-spanned="2">
            <text:p>SELECT BillingAddress, BillingCity FROM Invoice;</text:p>
          </table:table-cell>
          <table:table-cell table:style-name="ce24" office:value-type="string" calcext:value-type="string">
            <text:p>SELECT InvoiceDate, BillingAddress, BillingCit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only the following column(s) to be selected: BillingAddress, BillingCity!</text:p>
          </table:table-cell>
          <table:table-cell table:style-name="ce70" table:formula="of:=IF(EXACT([.E16];[.F1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52" office:value-type="string" calcext:value-type="string">
            <text:p>column ordering</text:p>
          </table:table-cell>
          <table:table-cell table:style-name="ce52" office:value-type="float" office:value="8" calcext:value-type="float">
            <text:p>8</text:p>
          </table:table-cell>
          <table:covered-table-cell table:style-name="ce55"/>
          <table:table-cell table:style-name="ce55" office:value-type="string" calcext:value-type="string">
            <text:p>SELECT BillingCity, BillingAddress <text:s/>FROM Invoice;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string" calcext:value-type="string">
            <text:p>tatsächlich inkorrekt? Reihenfolge Columns. Mail nachfragen?</text:p>
          </table:table-cell>
          <table:table-cell table:style-name="ce70" table:formula="of:=IF(EXACT([.E17];[.F17]);0;1)" office:value-type="float" office:value="1" calcext:value-type="float">
            <text:p>1</text:p>
          </table:table-cell>
          <table:table-cell table:style-name="ce27" table:number-columns-repeated="9"/>
          <table:table-cell table:style-name="ce60" table:number-columns-repeated="1007"/>
        </table:table-row>
        <table:table-row table:style-name="ro3">
          <table:table-cell table:style-name="ce4" office:value-type="string" calcext:value-type="string" table:number-columns-spanned="1" table:number-rows-spanned="3">
            <text:p>order by</text:p>
          </table:table-cell>
          <table:table-cell table:style-name="ce4" office:value-type="float" office:value="9" calcext:value-type="float">
            <text:p>9</text:p>
          </table:table-cell>
          <table:table-cell table:style-name="ce24" office:value-type="string" calcext:value-type="string">
            <text:p>SELECT TrackId, Name, GenreId from Track ORDER BY GenreId ASC;</text:p>
          </table:table-cell>
          <table:table-cell table:style-name="ce24" office:value-type="string" calcext:value-type="string">
            <text:p>SELECT TrackId, Name, GenreId from Track ORDER BY GenreId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4"/>
          <table:table-cell table:style-name="ce70" table:formula="of:=IF(EXACT([.E18];[.F1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3"/>
          <table:table-cell table:style-name="ce54" office:value-type="float" office:value="10" calcext:value-type="float">
            <text:p>10</text:p>
          </table:table-cell>
          <table:table-cell table:style-name="ce56" office:value-type="string" calcext:value-type="string" table:number-columns-spanned="1" table:number-rows-spanned="2">
            <text:p>SELECT TrackId, Name, GenreId from Track ORDER BY GenreId DESC;</text:p>
          </table:table-cell>
          <table:table-cell table:style-name="ce62" office:value-type="string" calcext:value-type="string">
            <text:p>SELECT TrackId, Name, GenreId from Track;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order by wird nicht ausreichend behandelt!</text:p>
          </table:table-cell>
          <table:table-cell table:style-name="ce70" table:formula="of:=IF(EXACT([.E19];[.F19]);0;1)" office:value-type="float" office:value="1" calcext:value-type="float">
            <text:p>1</text:p>
          </table:table-cell>
          <table:table-cell table:style-name="ce72" table:number-columns-repeated="9"/>
          <table:table-cell table:style-name="ce61" table:number-columns-repeated="1007"/>
        </table:table-row>
        <table:table-row table:style-name="ro3">
          <table:covered-table-cell table:style-name="ce53"/>
          <table:table-cell table:style-name="ce54" office:value-type="float" office:value="11" calcext:value-type="float">
            <text:p>11</text:p>
          </table:table-cell>
          <table:covered-table-cell table:style-name="ce62"/>
          <table:table-cell table:style-name="ce62" office:value-type="string" calcext:value-type="string">
            <text:p>SELECT TrackId, Name, GenreId from Track ORDER BY GenreId ASC;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order by wird nicht ausreichend behandelt!</text:p>
          </table:table-cell>
          <table:table-cell table:style-name="ce70" table:formula="of:=IF(EXACT([.E20];[.F20]);0;1)" office:value-type="float" office:value="1" calcext:value-type="float">
            <text:p>1</text:p>
          </table:table-cell>
          <table:table-cell table:style-name="ce72" table:number-columns-repeated="9"/>
          <table:table-cell table:style-name="ce61" table:number-columns-repeated="1007"/>
        </table:table-row>
        <table:table-row table:style-name="ro14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5" office:value-type="float" office:value="12" calcext:value-type="float">
            <text:p>12</text:p>
          </table:table-cell>
          <table:table-cell table:style-name="ce25" office:value-type="string" calcext:value-type="string" table:number-columns-spanned="1" table:number-rows-spanned="2">
            <text:p>SELECT Name, MediaTypeId FROM Track</text:p>
            <text:p>WHERE MediaTypeId &gt; 2;</text:p>
            <text:p/>
          </table:table-cell>
          <table:table-cell table:style-name="ce24" office:value-type="string" calcext:value-type="string">
            <text:p>SELECT Name, MediaTypeId FROM Track</text:p>
            <text:p>WHERE MediaTypeId &gt; 2 and MediaTypeId &gt; 1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4"/>
          <table:table-cell table:style-name="ce70" table:formula="of:=IF(EXACT([.E21];[.F2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5">
          <table:covered-table-cell table:style-name="ce5"/>
          <table:table-cell table:style-name="ce5" office:value-type="float" office:value="13" calcext:value-type="float">
            <text:p>13</text:p>
          </table:table-cell>
          <table:covered-table-cell table:style-name="ce24"/>
          <table:table-cell table:style-name="ce24" office:value-type="string" calcext:value-type="string">
            <text:p>SELECT Name, MediaTypeId FROM Track</text:p>
            <text:p>WHERE MediaTypeId &gt; 2 or MediaTypeId &gt; 1;</text:p>
            <text:p/>
          </table:table-cell>
          <table:table-cell table:style-name="ce59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232 row(s) to be returned, instead got 469!</text:p>
          </table:table-cell>
          <table:table-cell table:style-name="ce70" table:formula="of:=IF(EXACT([.E22];[.F2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4" office:value-type="string" calcext:value-type="string" table:number-columns-spanned="1" table:number-rows-spanned="5">
            <text:p>Sub-Query/Join</text:p>
          </table:table-cell>
          <table:table-cell table:style-name="ce5" office:value-type="float" office:value="14" calcext:value-type="float">
            <text:p>14</text:p>
          </table:table-cell>
          <table:table-cell table:style-name="ce25" office:value-type="string" calcext:value-type="string" table:number-columns-spanned="1" table:number-rows-spanned="5">
            <text:p>select Track.TrackId, Track.Name, Track.Composer  from Track </text:p>
            <text:p>join (select MediaType.MediaTypeId,  MediaType.Name from MediaType where MediaType.Name = 'AAC audio file')</text:p>
            <text:p>as t_MediaType ON Track.MediaTypeId = t_MediaType.MediaTypeId;</text:p>
          </table:table-cell>
          <table:table-cell table:style-name="ce24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11 row(s) to be returned, instead got 3503!</text:p>
          </table:table-cell>
          <table:table-cell table:style-name="ce70" table:formula="of:=IF(EXACT([.E23];[.F2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covered-table-cell table:style-name="ce5"/>
          <table:table-cell table:style-name="ce5" office:value-type="float" office:value="15" calcext:value-type="float">
            <text:p>15</text:p>
          </table:table-cell>
          <table:covered-table-cell table:style-name="ce24"/>
          <table:table-cell table:style-name="ce24" office:value-type="string" calcext:value-type="string">
            <text:p>select Track.TrackId, Track.Name, Track.Composer  from Track </text:p>
            <text:p>Join MediaType ON Track.MediaTypeId = MediaType.MediaTypeId;</text:p>
            <text:p/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11 row(s) to be returned, instead got 3503!</text:p>
          </table:table-cell>
          <table:table-cell table:style-name="ce70" table:formula="of:=IF(EXACT([.E24];[.F2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7">
          <table:covered-table-cell table:style-name="ce5"/>
          <table:table-cell table:style-name="ce5" office:value-type="float" office:value="16" calcext:value-type="float">
            <text:p>16</text:p>
          </table:table-cell>
          <table:covered-table-cell table:style-name="ce24"/>
          <table:table-cell table:style-name="ce24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;</text:p>
            <text:p/>
            <text:p/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4"/>
          <table:table-cell table:style-name="ce70" table:formula="of:=IF(EXACT([.E25];[.F2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7">
          <table:covered-table-cell table:style-name="ce5"/>
          <table:table-cell table:style-name="ce5" office:value-type="float" office:value="17" calcext:value-type="float">
            <text:p>17</text:p>
          </table:table-cell>
          <table:covered-table-cell table:style-name="ce24"/>
          <table:table-cell table:style-name="ce24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;</text:p>
            <text:p/>
            <text:p/>
            <text:p/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4"/>
          <table:table-cell table:style-name="ce70" table:formula="of:=IF(EXACT([.E26];[.F2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covered-table-cell table:style-name="ce5"/>
          <table:table-cell table:style-name="ce5" office:value-type="float" office:value="18" calcext:value-type="float">
            <text:p>18</text:p>
          </table:table-cell>
          <table:covered-table-cell table:style-name="ce24"/>
          <table:table-cell table:style-name="ce24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4"/>
          <table:table-cell table:style-name="ce70" table:formula="of:=IF(EXACT([.E27];[.F2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distinct</text:p>
          </table:table-cell>
          <table:table-cell table:style-name="ce5" office:value-type="float" office:value="19" calcext:value-type="float">
            <text:p>19</text:p>
          </table:table-cell>
          <table:table-cell table:style-name="ce24" office:value-type="string" calcext:value-type="string">
            <text:p>SELECT DISTINCT PlaylistId FROM PlaylistTrack;</text:p>
          </table:table-cell>
          <table:table-cell table:style-name="ce24" office:value-type="string" calcext:value-type="string">
            <text:p>SELECT <text:s/>PlaylistId FROM PlaylistTrack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14 row(s) to be returned, instead got 8715!</text:p>
          </table:table-cell>
          <table:table-cell table:style-name="ce70" table:formula="of:=IF(EXACT([.E28];[.F2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5" office:value-type="float" office:value="20" calcext:value-type="float">
            <text:p>20</text:p>
          </table:table-cell>
          <table:table-cell table:style-name="ce25" office:value-type="string" calcext:value-type="string" table:number-columns-spanned="1" table:number-rows-spanned="2">
            <text:p>SELECT * FROM Employee</text:p>
            <text:p>WHERE Title = 'Sales Support Agent';</text:p>
          </table:table-cell>
          <table:table-cell table:style-name="ce24" office:value-type="string" calcext:value-type="string">
            <text:p>SELECT * FROM Employe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keine Where-Klausel</text:p>
          </table:table-cell>
          <table:table-cell table:style-name="ce70" table:formula="of:=IF(EXACT([.E29];[.F2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21" calcext:value-type="float">
            <text:p>21</text:p>
          </table:table-cell>
          <table:covered-table-cell table:style-name="ce24"/>
          <table:table-cell table:style-name="ce24" office:value-type="string" calcext:value-type="string">
            <text:p>SELECT * FROM Employee</text:p>
            <text:p>WHERE ReportsTo = 2;</text:p>
            <text:p/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7" office:value-type="string" calcext:value-type="string">
            <text:p>zufällig gleiches Ergebnis-Set aber andere Syntax &amp; Semantik</text:p>
          </table:table-cell>
          <table:table-cell table:style-name="ce70" table:formula="of:=IF(EXACT([.E30];[.F3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22" calcext:value-type="float">
            <text:p>22</text:p>
          </table:table-cell>
          <table:table-cell table:style-name="ce24" office:value-type="string" calcext:value-type="string">
            <text:p>SELECT Email FROM Employee</text:p>
            <text:p>WHERE City = 'Calgary' AND ReportsTo = 1;</text:p>
            <text:p/>
          </table:table-cell>
          <table:table-cell table:style-name="ce24" office:value-type="string" calcext:value-type="string">
            <text:p>SELECT Email FROM Employee</text:p>
            <text:p>WHERE City = 'Calgary'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2 row(s) to be returned, instead got 5!</text:p>
          </table:table-cell>
          <table:table-cell table:style-name="ce70" table:formula="of:=IF(EXACT([.E31];[.F3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5" office:value-type="float" office:value="23" calcext:value-type="float">
            <text:p>23</text:p>
          </table:table-cell>
          <table:table-cell table:style-name="ce25" office:value-type="string" calcext:value-type="string" table:number-columns-spanned="1" table:number-rows-spanned="2">
            <text:p>SELECT LastName, FirstName, City FROM Employee</text:p>
            <text:p>WHERE City = 'Edmonton' OR City  = 'Lethbridge';</text:p>
          </table:table-cell>
          <table:table-cell table:style-name="ce24" office:value-type="string" calcext:value-type="string">
            <text:p>SELECT LastName, FirstName, City FROM Employee</text:p>
            <text:p>WHERE City = 'Edmonton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3 row(s) to be returned, instead got 1!</text:p>
          </table:table-cell>
          <table:table-cell table:style-name="ce70" table:formula="of:=IF(EXACT([.E32];[.F3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24" calcext:value-type="float">
            <text:p>24</text:p>
          </table:table-cell>
          <table:covered-table-cell table:style-name="ce24"/>
          <table:table-cell table:style-name="ce24" office:value-type="string" calcext:value-type="string">
            <text:p>SELECT LastName, FirstName, City FROM Employee</text:p>
            <text:p>WHERE City = 'Edmonton' OR City = 'Calgary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3 row(s) to be returned, instead got 6!</text:p>
          </table:table-cell>
          <table:table-cell table:style-name="ce70" table:formula="of:=IF(EXACT([.E33];[.F3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5" office:value-type="float" office:value="25" calcext:value-type="float">
            <text:p>25</text:p>
          </table:table-cell>
          <table:table-cell table:style-name="ce25" office:value-type="string" calcext:value-type="string" table:number-columns-spanned="1" table:number-rows-spanned="2">
            <text:p>SELECT LastName, FirstName, City FROM Employee</text:p>
            <text:p>WHERE NOT City = 'Calgary';</text:p>
          </table:table-cell>
          <table:table-cell table:style-name="ce24" office:value-type="string" calcext:value-type="string">
            <text:p>SELECT LastName, FirstName, City FROM Employee</text:p>
            <text:p>WHERE City = 'Lethbridge' OR City = 'Edmonton'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70" table:formula="of:=IF(EXACT([.E34];[.F3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26" calcext:value-type="float">
            <text:p>26</text:p>
          </table:table-cell>
          <table:covered-table-cell table:style-name="ce24"/>
          <table:table-cell table:style-name="ce24" office:value-type="string" calcext:value-type="string">
            <text:p>SELECT LastName, FirstName, City FROM Employee</text:p>
            <text:p>WHERE NOT City = 'Edmonton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3 row(s) to be returned, instead got 7!</text:p>
          </table:table-cell>
          <table:table-cell table:style-name="ce70" table:formula="of:=IF(EXACT([.E35];[.F3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5" office:value-type="float" office:value="27" calcext:value-type="float">
            <text:p>27</text:p>
          </table:table-cell>
          <table:table-cell table:style-name="ce25" office:value-type="string" calcext:value-type="string" table:number-columns-spanned="1" table:number-rows-spanned="2">
            <text:p>SELECT LastName, FirstName, City FROM Employee</text:p>
            <text:p>LIMIT 3;</text:p>
          </table:table-cell>
          <table:table-cell table:style-name="ce24" office:value-type="string" calcext:value-type="string">
            <text:p>SELECT LastName, FirstName, City FROM Employee</text:p>
            <text:p>LIMIT 4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3 row(s) to be returned, instead got 4!</text:p>
          </table:table-cell>
          <table:table-cell table:style-name="ce70" table:formula="of:=IF(EXACT([.E36];[.F3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28" calcext:value-type="float">
            <text:p>28</text:p>
          </table:table-cell>
          <table:covered-table-cell table:style-name="ce24"/>
          <table:table-cell table:style-name="ce24" office:value-type="string" calcext:value-type="string">
            <text:p>SELECT LastName, FirstName, City FROM Employe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3 row(s) to be returned, instead got 8!</text:p>
          </table:table-cell>
          <table:table-cell table:style-name="ce70" table:formula="of:=IF(EXACT([.E37];[.F3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5" office:value-type="float" office:value="29" calcext:value-type="float">
            <text:p>29</text:p>
          </table:table-cell>
          <table:table-cell table:style-name="ce25" office:value-type="string" calcext:value-type="string" table:number-columns-spanned="1" table:number-rows-spanned="2">
            <text:p>SELECT MIN(UnitPrice) FROM InvoiceLine;</text:p>
          </table:table-cell>
          <table:table-cell table:style-name="ce24" office:value-type="string" calcext:value-type="string">
            <text:p>SELECT UnitPrice FROM InvoiceLine LIMIT 1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7" office:value-type="string" calcext:value-type="string">
            <text:p><text:span text:style-name="T2">zufällig gleiches Ergebnis-Set aber andere Syntax &amp; Semantik → Test für Verfahren mit pragmatischen Ansatz (result: </text:span><text:span text:style-name="T1">Expected only the following column(s) to be selected: MIN(UnitPrice)!</text:span>)</text:p>
          </table:table-cell>
          <table:table-cell table:style-name="ce70" table:formula="of:=IF(EXACT([.E38];[.F3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0" calcext:value-type="float">
            <text:p>30</text:p>
          </table:table-cell>
          <table:covered-table-cell table:style-name="ce24"/>
          <table:table-cell table:style-name="ce24" office:value-type="string" calcext:value-type="string">
            <text:p>SELECT MAX(UnitPrice) FROM InvoiceLin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only the following column(s) to be selected: MIN(UnitPrice)!</text:p>
          </table:table-cell>
          <table:table-cell table:style-name="ce70" table:formula="of:=IF(EXACT([.E39];[.F3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1" calcext:value-type="float">
            <text:p>31</text:p>
          </table:table-cell>
          <table:table-cell table:style-name="ce24" office:value-type="string" calcext:value-type="string">
            <text:p>SELECT MAX(UnitPrice) FROM InvoiceLine;</text:p>
          </table:table-cell>
          <table:table-cell table:style-name="ce24" office:value-type="string" calcext:value-type="string">
            <text:p>SELECT UnitPrice FROM InvoiceLine LIMIT 1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only the following column(s) to be selected: MAX(UnitPrice)!</text:p>
          </table:table-cell>
          <table:table-cell table:style-name="ce70" table:formula="of:=IF(EXACT([.E40];[.F4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 table:style-name="ce5" office:value-type="string" calcext:value-type="string">
            <text:p>count</text:p>
          </table:table-cell>
          <table:table-cell table:style-name="ce5" office:value-type="float" office:value="32" calcext:value-type="float">
            <text:p>32</text:p>
          </table:table-cell>
          <table:table-cell table:style-name="ce24" office:value-type="string" calcext:value-type="string">
            <text:p>SELECT COUNT(UnitPrice) FROM InvoiceLine WHERE UnitPrice = 0.99;</text:p>
            <text:p/>
          </table:table-cell>
          <table:table-cell table:style-name="ce24" office:value-type="string" calcext:value-type="string">
            <text:p>SELECT UnitPrice FROM InvoiceLine WHERE UnitPrice = 0.99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SELECT UnitPrice FROM InvoiceLine WHERE UnitPrice = 0.99;</text:p>
          </table:table-cell>
          <table:table-cell table:style-name="ce70" table:formula="of:=IF(EXACT([.E41];[.F4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vg</text:p>
          </table:table-cell>
          <table:table-cell table:style-name="ce5" office:value-type="float" office:value="33" calcext:value-type="float">
            <text:p>33</text:p>
          </table:table-cell>
          <table:table-cell table:style-name="ce24" office:value-type="string" calcext:value-type="string">
            <text:p>SELECT avg(Total) FROM Invoice;</text:p>
            <text:p/>
          </table:table-cell>
          <table:table-cell table:style-name="ce25" office:value-type="string" calcext:value-type="string" table:number-columns-spanned="1" table:number-rows-spanned="2">
            <text:p>SELECT Total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1 row(s) to be returned, instead got 412!</text:p>
          </table:table-cell>
          <table:table-cell table:style-name="ce70" table:formula="of:=IF(EXACT([.E42];[.F4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um</text:p>
          </table:table-cell>
          <table:table-cell table:style-name="ce5" office:value-type="float" office:value="34" calcext:value-type="float">
            <text:p>34</text:p>
          </table:table-cell>
          <table:table-cell table:style-name="ce24" office:value-type="string" calcext:value-type="string">
            <text:p>SELECT sum(Total) FROM Invoice;</text:p>
          </table:table-cell>
          <table:covered-table-cell table:style-name="ce24"/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1 row(s) to be returned, instead got 412!</text:p>
          </table:table-cell>
          <table:table-cell table:style-name="ce70" table:formula="of:=IF(EXACT([.E43];[.F4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5" office:value-type="float" office:value="35" calcext:value-type="float">
            <text:p>35</text:p>
          </table:table-cell>
          <table:table-cell table:style-name="ce24" office:value-type="string" calcext:value-type="string">
            <text:p>SELECT ArtistId, Name FROM Artist WHERE Name LIKE '%Metal%';</text:p>
          </table:table-cell>
          <table:table-cell table:style-name="ce24" office:value-type="string" calcext:value-type="string">
            <text:p>SELECT ArtistId, Name FROM Artist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1 row(s) to be returned, instead got 275!</text:p>
          </table:table-cell>
          <table:table-cell table:style-name="ce70" table:formula="of:=IF(EXACT([.E44];[.F4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6" calcext:value-type="float">
            <text:p>36</text:p>
          </table:table-cell>
          <table:table-cell table:style-name="ce24" office:value-type="string" calcext:value-type="string">
            <text:p>SELECT ArtistId, Name FROM Artist</text:p>
            <text:p>WHERE Name LIKE 'Sant%';</text:p>
          </table:table-cell>
          <table:table-cell table:style-name="ce24" office:value-type="string" calcext:value-type="string">
            <text:p>SELECT ArtistId, Name FROM Artist</text:p>
            <text:p>WHERE Name LIKE 'San%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9 row(s) to be returned, instead got 10!</text:p>
          </table:table-cell>
          <table:table-cell table:style-name="ce70" table:formula="of:=IF(EXACT([.E45];[.F4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37" calcext:value-type="float">
            <text:p>37</text:p>
          </table:table-cell>
          <table:table-cell table:style-name="ce24" office:value-type="string" calcext:value-type="string">
            <text:p>SELECT ArtistId, Name FROM Artist</text:p>
            <text:p>WHERE Name LIKE 'M%o';</text:p>
            <text:p/>
          </table:table-cell>
          <table:table-cell table:style-name="ce24" office:value-type="string" calcext:value-type="string">
            <text:p>SELECT ArtistId, Name FROM Artist</text:p>
            <text:p>WHERE Name LIKE 'M%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3 row(s) to be returned, instead got 20!</text:p>
          </table:table-cell>
          <table:table-cell table:style-name="ce70" table:formula="of:=IF(EXACT([.E46];[.F4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8" calcext:value-type="float">
            <text:p>38</text:p>
          </table:table-cell>
          <table:table-cell table:style-name="ce24" office:value-type="string" calcext:value-type="string">
            <text:p>SELECT ArtistId, Name FROM Artist</text:p>
            <text:p>WHERE Name LIKE '_ %';</text:p>
          </table:table-cell>
          <table:table-cell table:style-name="ce24" office:value-type="string" calcext:value-type="string">
            <text:p>SELECT ArtistId, Name FROM Artist</text:p>
            <text:p>WHERE Name LIKE '_%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3 row(s) to be returned, instead got 275!</text:p>
          </table:table-cell>
          <table:table-cell table:style-name="ce70" table:formula="of:=IF(EXACT([.E47];[.F4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5" office:value-type="float" office:value="39" calcext:value-type="float">
            <text:p>39</text:p>
          </table:table-cell>
          <table:table-cell table:style-name="ce25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;</text:p>
          </table:table-cell>
          <table:table-cell table:style-name="ce24" office:value-type="string" calcext:value-type="string">
            <text:p>SELECT InvoiceId, InvoiceDate, BillingCountr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182 row(s) to be returned, instead got 412!</text:p>
          </table:table-cell>
          <table:table-cell table:style-name="ce70" table:formula="of:=IF(EXACT([.E48];[.F4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40" calcext:value-type="float">
            <text:p>40</text:p>
          </table:table-cell>
          <table:covered-table-cell table:style-name="ce24"/>
          <table:table-cell table:style-name="ce24" office:value-type="string" calcext:value-type="string">
            <text:p>SELECT InvoiceId, InvoiceDate, BillingCountry FROM Invoice </text:p>
            <text:p>WHERE BillingCountry IN ('USA', 'Brazil')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182 row(s) to be returned, instead got 126!</text:p>
          </table:table-cell>
          <table:table-cell table:style-name="ce70" table:formula="of:=IF(EXACT([.E49];[.F4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5" office:value-type="float" office:value="41" calcext:value-type="float">
            <text:p>41</text:p>
          </table:table-cell>
          <table:table-cell table:style-name="ce25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;</text:p>
          </table:table-cell>
          <table:table-cell table:style-name="ce24" office:value-type="string" calcext:value-type="string">
            <text:p>SELECT InvoiceId, InvoiceDate, BillingCountr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13 row(s) to be returned, instead got 412!</text:p>
          </table:table-cell>
          <table:table-cell table:style-name="ce70" table:formula="of:=IF(EXACT([.E50];[.F5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5">
          <table:covered-table-cell table:style-name="ce5"/>
          <table:table-cell table:style-name="ce5" office:value-type="float" office:value="42" calcext:value-type="float">
            <text:p>42</text:p>
          </table:table-cell>
          <table:covered-table-cell table:style-name="ce24"/>
          <table:table-cell table:style-name="ce24" office:value-type="string" calcext:value-type="string">
            <text:p>SELECT InvoiceId, InvoiceDate, BillingCountry FROM Invoice</text:p>
            <text:p>WHERE InvoiceDate between '2012-05-04 00:00:00' AND '2012-07-28 00:00:00'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13 row(s) to be returned, instead got 20!</text:p>
          </table:table-cell>
          <table:table-cell table:style-name="ce70" table:formula="of:=IF(EXACT([.E51];[.F5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43" calcext:value-type="float">
            <text:p>43</text:p>
          </table:table-cell>
          <table:table-cell table:style-name="ce24" office:value-type="string" calcext:value-type="string">
            <text:p>SELECT InvoiceId, CustomerId FROM Invoice</text:p>
            <text:p>WHERE InvoiceId between 50 AND 100;</text:p>
          </table:table-cell>
          <table:table-cell table:style-name="ce24" office:value-type="string" calcext:value-type="string">
            <text:p>SELECT InvoiceId, CustomerId FROM Invoice</text:p>
            <text:p>WHERE InvoiceId between 0 AND 120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51 row(s) to be returned, instead got 120!</text:p>
          </table:table-cell>
          <table:table-cell table:style-name="ce70" table:formula="of:=IF(EXACT([.E52];[.F5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olumn alias</text:p>
          </table:table-cell>
          <table:table-cell table:style-name="ce5" office:value-type="float" office:value="44" calcext:value-type="float">
            <text:p>44</text:p>
          </table:table-cell>
          <table:table-cell table:style-name="ce24" office:value-type="string" calcext:value-type="string">
            <text:p>SELECT Name AS Genres FROM Genre;</text:p>
          </table:table-cell>
          <table:table-cell table:style-name="ce24" office:value-type="string" calcext:value-type="string">
            <text:p>SELECT Name AS Genre FROM Genr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only the following column(s) to be selected: Genres!</text:p>
          </table:table-cell>
          <table:table-cell table:style-name="ce70" table:formula="of:=IF(EXACT([.E53];[.F5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3">
            <text:p>union</text:p>
          </table:table-cell>
          <table:table-cell table:style-name="ce5" office:value-type="float" office:value="45" calcext:value-type="float">
            <text:p>45</text:p>
          </table:table-cell>
          <table:table-cell table:style-name="ce25" office:value-type="string" calcext:value-type="string" table:number-columns-spanned="1" table:number-rows-spanned="2">
            <text:p>SELECT City FROM Customer</text:p>
            <text:p>UNION </text:p>
            <text:p>SELECT City FROM Employee;</text:p>
          </table:table-cell>
          <table:table-cell table:style-name="ce24" office:value-type="string" calcext:value-type="string">
            <text:p>SELECT City FROM Customer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55 row(s) to be returned, instead got 59!</text:p>
          </table:table-cell>
          <table:table-cell table:style-name="ce70" table:formula="of:=IF(EXACT([.E54];[.F5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35"/>
          <table:table-cell table:style-name="ce35" office:value-type="float" office:value="46" calcext:value-type="float">
            <text:p>46</text:p>
          </table:table-cell>
          <table:covered-table-cell table:style-name="ce63"/>
          <table:table-cell table:style-name="ce63" office:value-type="string" calcext:value-type="string">
            <text:p>SELECT City FROM Customer</text:p>
            <text:p>UNION </text:p>
            <text:p>SELECT BillingCity FROM Invoice;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63" office:value-type="string" calcext:value-type="string">
            <text:p>Expected a total of 55 row(s) to be returned, instead got 53! <text:s text:c="2"/>(gar kein test auf WELCHE relation???)</text:p>
          </table:table-cell>
          <table:table-cell table:style-name="ce70" table:formula="of:=IF(EXACT([.E55];[.F55]);0;1)" office:value-type="float" office:value="0" calcext:value-type="float">
            <text:p>0</text:p>
          </table:table-cell>
          <table:table-cell table:style-name="ce27" table:number-columns-repeated="9"/>
          <table:table-cell table:style-name="ce76" table:number-columns-repeated="1007"/>
        </table:table-row>
        <table:table-row table:style-name="ro14">
          <table:covered-table-cell table:style-name="ce5"/>
          <table:table-cell table:style-name="ce5" office:value-type="float" office:value="47" calcext:value-type="float">
            <text:p>47</text:p>
          </table:table-cell>
          <table:table-cell table:style-name="ce24" office:value-type="string" calcext:value-type="string">
            <text:p>SELECT City FROM Customer</text:p>
            <text:p>UNION ALL</text:p>
            <text:p>SELECT City FROM Employee;</text:p>
            <text:p/>
          </table:table-cell>
          <table:table-cell table:style-name="ce24" office:value-type="string" calcext:value-type="string">
            <text:p>SELECT City FROM Customer</text:p>
            <text:p>UNION </text:p>
            <text:p>SELECT City FROM Employee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67 row(s) to be returned, instead got 55!</text:p>
          </table:table-cell>
          <table:table-cell table:style-name="ce70" table:formula="of:=IF(EXACT([.E56];[.F5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4">
            <text:p>group by, having</text:p>
          </table:table-cell>
          <table:table-cell table:style-name="ce5" office:value-type="float" office:value="48" calcext:value-type="float">
            <text:p>48</text:p>
          </table:table-cell>
          <table:table-cell table:style-name="ce25" office:value-type="string" calcext:value-type="string" table:number-columns-spanned="1" table:number-rows-spanned="2">
            <text:p>SELECT InvoiceId, CustomerId, count(CustomerId) FROM Invoice</text:p>
            <text:p>GROUP BY CustomerId;</text:p>
          </table:table-cell>
          <table:table-cell table:style-name="ce24" office:value-type="string" calcext:value-type="string">
            <text:p>SELECT InvoiceId, CustomerId, count(CustomerId)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59 row(s) to be returned, instead got 1!</text:p>
          </table:table-cell>
          <table:table-cell table:style-name="ce70" table:formula="of:=IF(EXACT([.E57];[.F5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49" calcext:value-type="float">
            <text:p>49</text:p>
          </table:table-cell>
          <table:covered-table-cell table:style-name="ce24"/>
          <table:table-cell table:style-name="ce24" office:value-type="string" calcext:value-type="string">
            <text:p>SELECT InvoiceId, CustomerId, count(CustomerId) FROM Invoice</text:p>
            <text:p>GROUP BY InvoiceId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59 row(s) to be returned, instead got 412!</text:p>
          </table:table-cell>
          <table:table-cell table:style-name="ce70" table:formula="of:=IF(EXACT([.E58];[.F5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50" calcext:value-type="float">
            <text:p>50</text:p>
          </table:table-cell>
          <table:table-cell table:style-name="ce25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;</text:p>
          </table:table-cell>
          <table:table-cell table:style-name="ce24" office:value-type="string" calcext:value-type="string">
            <text:p>SELECT CustomerId, count(CustomerId) FROM Invoice</text:p>
            <text:p>group by CustomerId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1 row(s) to be returned, instead got 59!</text:p>
          </table:table-cell>
          <table:table-cell table:style-name="ce70" table:formula="of:=IF(EXACT([.E59];[.F5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51" calcext:value-type="float">
            <text:p>51</text:p>
          </table:table-cell>
          <table:covered-table-cell table:style-name="ce24"/>
          <table:table-cell table:style-name="ce24" office:value-type="string" calcext:value-type="string">
            <text:p>SELECT CustomerId, count(CustomerId) FROM Invoice</text:p>
            <text:p>group by CustomerId</text:p>
            <text:p>having count(CustomerId) &gt; 1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1 row(s) to be returned, instead got 59!</text:p>
          </table:table-cell>
          <table:table-cell table:style-name="ce70" table:formula="of:=IF(EXACT([.E60];[.F6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5" office:value-type="float" office:value="52" calcext:value-type="float">
            <text:p>52</text:p>
          </table:table-cell>
          <table:table-cell table:style-name="ce25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;</text:p>
          </table:table-cell>
          <table:table-cell table:style-name="ce24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188 row(s) to be returned, instead got 3503!</text:p>
          </table:table-cell>
          <table:table-cell table:style-name="ce70" table:formula="of:=IF(EXACT([.E61];[.F6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53" calcext:value-type="float">
            <text:p>53</text:p>
          </table:table-cell>
          <table:covered-table-cell table:style-name="ce24"/>
          <table:table-cell table:style-name="ce24" office:value-type="string" calcext:value-type="string">
            <text:p>SELECT TrackID, Name, GenreID </text:p>
            <text:p>FROM Track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a total of 188 row(s) to be returned, instead got 3503!</text:p>
          </table:table-cell>
          <table:table-cell table:style-name="ce70" table:formula="of:=IF(EXACT([.E62];[.F6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covered-table-cell table:style-name="ce5"/>
          <table:table-cell table:style-name="ce5" office:value-type="float" office:value="54" calcext:value-type="float">
            <text:p>54</text:p>
          </table:table-cell>
          <table:covered-table-cell table:style-name="ce24"/>
          <table:table-cell table:style-name="ce24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4"/>
          <table:table-cell table:style-name="ce70" table:formula="of:=IF(EXACT([.E63];[.F6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7">
          <table:table-cell table:style-name="ce49" office:value-type="string" calcext:value-type="string" table:number-columns-spanned="1" table:number-rows-spanned="3">
            <text:p>Inner, left, self join</text:p>
          </table:table-cell>
          <table:table-cell table:style-name="ce51" office:value-type="float" office:value="55" calcext:value-type="float">
            <text:p>55</text:p>
          </table:table-cell>
          <table:table-cell table:style-name="ce64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</table:table-cell>
          <table:table-cell table:style-name="ce64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;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error</text:p>
          </table:table-cell>
          <table:table-cell table:style-name="ce64" office:value-type="string" calcext:value-type="string">
            <text:p>Tool gibt zwar Fehlermeldung aus, Ergebnis-Tabelle scheint aber korrekt zu sein!!! → Tool evtl. anfällig für große Joins</text:p>
          </table:table-cell>
          <table:table-cell table:style-name="ce70" table:formula="of:=IF(EXACT([.E64];[.F64]);0;1)" office:value-type="float" office:value="1" calcext:value-type="float">
            <text:p>1</text:p>
          </table:table-cell>
          <table:table-cell table:style-name="ce73" table:number-columns-repeated="9"/>
          <table:table-cell table:style-name="ce77" table:number-columns-repeated="1007"/>
        </table:table-row>
        <table:table-row table:style-name="ro16">
          <table:covered-table-cell table:style-name="ce5"/>
          <table:table-cell table:style-name="ce4" office:value-type="float" office:value="56" calcext:value-type="float">
            <text:p>56</text:p>
          </table:table-cell>
          <table:table-cell table:style-name="ce24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24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4"/>
          <table:table-cell table:style-name="ce70" table:formula="of:=IF(EXACT([.E65];[.F6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covered-table-cell table:style-name="ce5"/>
          <table:table-cell table:style-name="ce4" office:value-type="float" office:value="57" calcext:value-type="float">
            <text:p>57</text:p>
          </table:table-cell>
          <table:table-cell table:style-name="ce24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;</text:p>
          </table:table-cell>
          <table:table-cell table:style-name="ce24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4"/>
          <table:table-cell table:style-name="ce70" table:formula="of:=IF(EXACT([.E66];[.F6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1">
          <table:table-cell table:style-name="ce4" office:value-type="string" calcext:value-type="string">
            <text:p>to much joins</text:p>
          </table:table-cell>
          <table:table-cell table:style-name="ce4" office:value-type="float" office:value="58" calcext:value-type="float">
            <text:p>58</text:p>
          </table:table-cell>
          <table:table-cell table:style-name="ce24" office:value-type="string" calcext:value-type="string">
            <text:p>SELECT PlaylistTrack.PlaylistId, Track.TrackId, Track.Name FROM </text:p>
            <text:p>(PlaylistTrack INNER JOIN Track ON PlaylistTrack.TrackId = Track.TrackId</text:p>
            <text:p>);</text:p>
            <text:p/>
          </table:table-cell>
          <table:table-cell table:style-name="ce24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Expected only the following column(s) to be selected: PlaylistId, TrackId, Name!</text:p>
          </table:table-cell>
          <table:table-cell table:style-name="ce70" table:formula="of:=IF(EXACT([.E67];[.F6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ce7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8"/>
          <table:table-cell/>
          <table:table-cell table:style-name="ce69" office:value-type="string" calcext:value-type="string">
            <text:p>Expected != actual: </text:p>
          </table:table-cell>
          <table:table-cell table:formula="of:=SUM([.H10:.H67])" office:value-type="float" office:value="6" calcext:value-type="float">
            <text:p>6</text:p>
          </table:table-cell>
          <table:table-cell table:style-name="ce7" table:formula="of:=ROUND([.H69]/(COUNTIF([.E10:.E67];&quot;&lt;&gt;''&quot;));3)*100" office:value-type="float" office:value="10.3" calcext:value-type="float">
            <text:p>10,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string" calcext:value-type="string">
            <text:p>error</text:p>
          </table:table-cell>
          <table:table-cell table:formula="of:=COUNTIF([.F10:.F67];&quot;error&quot;)" office:value-type="float" office:value="1" calcext:value-type="float">
            <text:p>1</text:p>
          </table:table-cell>
          <table:table-cell table:style-name="ce7" table:formula="of:=ROUND([.H70]/(COUNTIF([.E10:.E67];&quot;&lt;&gt;''&quot;));3)*100" office:value-type="float" office:value="1.7" calcext:value-type="float">
            <text:p>1,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0"/>
          <table:table-cell table:number-columns-repeated="1017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ette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5" table:default-cell-style-name="ce7"/>
        <table:table-column table:style-name="co6" table:default-cell-style-name="ce7"/>
        <table:table-column table:style-name="co8" table:default-cell-style-name="ce16"/>
        <table:table-column table:style-name="co5" table:default-cell-style-name="ce16"/>
        <table:table-column table:style-name="co9" table:default-cell-style-name="ce16"/>
        <table:table-column table:style-name="co10" table:default-cell-style-name="ce16"/>
        <table:table-column table:style-name="co5" table:number-columns-repeated="1014" table:default-cell-style-name="ce16"/>
        <table:table-row table:style-name="ro1">
          <table:table-cell/>
          <table:table-cell table:style-name="ce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7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pm = partial marking (z.B. zu 85% korrekt)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, sonst 0 → falls Verfahren partielle Bewertung unterstützt wird pm erwartet, ansonsten nicht äquivalent erwartet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26" office:value-type="string" calcext:value-type="string">
            <text:p>Name = Cosette, pm = false</text:p>
          </table:table-cell>
          <table:table-cell/>
          <table:table-cell table:style-name="ce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"/>
          <table:table-cell/>
          <table:table-cell table:style-name="ce6"/>
          <table:table-cell table:number-columns-repeated="1019"/>
        </table:table-row>
        <table:table-row table:style-name="ro1">
          <table:table-cell table:style-name="ce10" table:number-columns-repeated="2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Ergebnis</text:p>
          </table:table-cell>
          <table:covered-table-cell table:style-name="ce36"/>
          <table:table-cell table:style-name="ce28"/>
          <table:table-cell table:number-columns-repeated="1017"/>
        </table:table-row>
        <table:table-row table:style-name="ro3">
          <table:table-cell table:style-name="ce11" office:value-type="string" calcext:value-type="string">
            <text:p>Mutations-Kategorie/SQL-Feature</text:p>
          </table:table-cell>
          <table:table-cell table:style-name="ce23" office:value-type="string" calcext:value-type="string">
            <text:p>Nr.</text:p>
          </table:table-cell>
          <table:table-cell table:style-name="ce29" office:value-type="string" calcext:value-type="string">
            <text:p>Query (Musterlösung)</text:p>
          </table:table-cell>
          <table:table-cell table:style-name="ce32" office:value-type="string" calcext:value-type="string">
            <text:p>Test-Query (Kandidat)</text:p>
          </table:table-cell>
          <table:table-cell table:style-name="ce34" office:value-type="string" calcext:value-type="string">
            <text:p>erwartet</text:p>
          </table:table-cell>
          <table:table-cell table:style-name="ce34" office:value-type="string" calcext:value-type="string">
            <text:p>tats.</text:p>
          </table:table-cell>
          <table:table-cell table:style-name="ce24" office:value-type="string" calcext:value-type="string">
            <text:p>Anmerkung</text:p>
          </table:table-cell>
          <table:table-cell table:style-name="ce71" office:value-type="string" calcext:value-type="string">
            <text:p>Compare</text:p>
          </table:table-cell>
          <table:table-cell/>
          <table:table-cell office:value-type="string" calcext:value-type="string">
            <text:p>Kandidat-Input</text:p>
          </table:table-cell>
          <table:table-cell table:number-columns-repeated="1014"/>
        </table:table-row>
        <table:table-row table:style-name="ro19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string" calcext:value-type="string">
            <text:p>SELECT * FROM Album;</text:p>
          </table:table-cell>
          <table:table-cell table:style-name="ce24" office:value-type="string" calcext:value-type="string">
            <text:p>SELECT AlbumId, Title, ArtistId FROM Album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4" office:value-type="string" calcext:value-type="string">
            <text:p>{u'rosette_result': u'UNSAT', u'rosette_log': u'', u'coq_result': u'UNKNOWN', u'result': u'UNKNOWN', u'coq_log': u''}. out of time: <text:a xlink:href="https://github.com/uwdb/Cosette/issues/80" xlink:type="simple">https://github.com/uwdb/Cosette/issues/80</text:a></text:p>
          </table:table-cell>
          <table:table-cell table:style-name="ce70" table:formula="of:=IF(EXACT([.E10];[.F1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4" office:value-type="float" office:value="2" calcext:value-type="float">
            <text:p>2</text:p>
          </table:table-cell>
          <table:table-cell table:style-name="ce24" office:value-type="string" calcext:value-type="string">
            <text:p>SELECT AlbumId, Title, ArtistId FROM Album;</text:p>
          </table:table-cell>
          <table:table-cell table:style-name="ce24" office:value-type="string" calcext:value-type="string">
            <text:p>SELECT * FROM Album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known</text:p>
          </table:table-cell>
          <table:table-cell table:style-name="ce24" office:value-type="string" calcext:value-type="string">
            <text:p>{u'rosette_result': u'UNSAT', u'rosette_log': u'', u'coq_result': u'UNKNOWN', u'result': u'UNKNOWN', u'coq_log': u''}</text:p>
            <text:p/>
          </table:table-cell>
          <table:table-cell table:style-name="ce70" table:formula="of:=IF(EXACT([.E11];[.F1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5" office:value-type="string" calcext:value-type="string">
            <text:p>where: same semantic, minimal syntax chang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string" calcext:value-type="string">
            <text:p>SELECT TrackId FROM PlaylistTrack </text:p>
            <text:p>WHERE TrackId &lt; 100;</text:p>
          </table:table-cell>
          <table:table-cell table:style-name="ce24" office:value-type="string" calcext:value-type="string">
            <text:p>SELECT TrackId FROM PlaylistTrack </text:p>
            <text:p>WHERE TrackId &lt;= 99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4" office:value-type="string" calcext:value-type="string">
            <text:p>{u'rosette_log': u'{"size":[1],"status":"UNSAT"}\ngenerated/VxNmtKgrTvHqx.rkt:17:15: trackid: unbound identifier in module\n  in: trackid\n  context...:\n   /root/.racket/6.8/pkgs/rosette/rosette/base/form/module.rkt:16:0\n   standard-module-name-resolver\n   /Cosette/rosette/server.rkt:38:10\n', u'coq_result': u'ERROR', u'coq_log': u'Invalid generated Coq code. Please file an issue.', u'result': u'ERROR', u'rosette_result': u'ERROR', u'error_msg': u'Invalid generated Coq code. Please file an issue. \n \n {"size":[1],"status":"UNSAT"}\ngenerated/VxNmtKgrTvHqx.rkt:17:15: trackid: unbound identifier in module\n  in: trackid\n  context...:\n   /root/.racket/6.8/pkgs/rosette/rosette/base/form/module.rkt:16:0\n   standard-module-name-resolver\n   /Cosette/rosette/server.rkt:38:10\n'}</text:p>
            <text:p/>
          </table:table-cell>
          <table:table-cell table:style-name="ce70" table:formula="of:=IF(EXACT([.E12];[.F1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3">
          <table:table-cell table:style-name="ce5" office:value-type="string" calcext:value-type="string">
            <text:p>Semicolon ;</text:p>
          </table:table-cell>
          <table:table-cell table:style-name="ce4" office:value-type="float" office:value="4" calcext:value-type="float">
            <text:p>4</text:p>
          </table:table-cell>
          <table:table-cell table:style-name="ce24" office:value-type="string" calcext:value-type="string">
            <text:p>SELECT Name FROM Genre;</text:p>
          </table:table-cell>
          <table:table-cell table:style-name="ce24" office:value-type="string" calcext:value-type="string">
            <text:p>SELECT Name FROM Genr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4" office:value-type="string" calcext:value-type="string">
            <text:p>{u'rosette_log': u'Syntax Error. \n ERROR: "(line 10, column 1):\\nunexpected \'v\'\\nexpecting \\"--\\", \\"/*\\", \\";\\" or end of input"', u'coq_result': u'ERROR', u'coq_log': u'Syntax Error. \n ERROR: "(line 10, column 1):\\nunexpected \'v\'\\nexpecting \\"--\\", \\"/*\\", \\";\\" or end of input"', u'result': u'ERROR', u'counterexamples': [], u'rosette_result': u'ERROR', u'error_msg': u'Syntax Error. \n ERROR: "(line 10, column 1):\\nunexpected \'v\'\\nexpecting \\"--\\", \\"/*\\", \\";\\" or end of input"'}</text:p>
            <text:p/>
          </table:table-cell>
          <table:table-cell table:style-name="ce70" table:formula="of:=IF(EXACT([.E13];[.F1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syntax sql keywords (upper, lower case)</text:p>
          </table:table-cell>
          <table:table-cell table:style-name="ce4" office:value-type="float" office:value="5" calcext:value-type="float">
            <text:p>5</text:p>
          </table:table-cell>
          <table:table-cell table:style-name="ce24" office:value-type="string" calcext:value-type="string">
            <text:p>SELECT Name FROM MediaType;</text:p>
          </table:table-cell>
          <table:table-cell table:style-name="ce24" office:value-type="string" calcext:value-type="string">
            <text:p>select Name FrOm MediaType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4"/>
          <table:table-cell table:style-name="ce70" table:formula="of:=IF(EXACT([.E14];[.F1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4" office:value-type="float" office:value="6" calcext:value-type="float">
            <text:p>6</text:p>
          </table:table-cell>
          <table:table-cell table:style-name="ce24" office:value-type="string" calcext:value-type="string">
            <text:p>SELECT InvoiceDate, BillingAddress, BillingCity FROM Invoice;</text:p>
          </table:table-cell>
          <table:table-cell table:style-name="ce24" office:value-type="string" calcext:value-type="string">
            <text:p>SELECT BillingAddress, BillingCit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{u'rosette_log': u'Rosette find an counterexample.', u'coq_result': u'UNKNOWN', u'coq_log': u'', u'result': u'NEQ', u'counterexamples': [{u'table-content': [[u'invoiceid', u'customerid', u'invoicedate', u'billingaddress', u'billingcity', u'billingstate', u'billingcountry', u'billingpostalcode', u'total'], [[[0, 0, 0, 0, 0, 0, 0, 0, 0], 1]]], u'table-name': u'invoice'}], u'rosette_result': u'NEQ'}</text:p>
            <text:p/>
          </table:table-cell>
          <table:table-cell table:style-name="ce70" table:formula="of:=IF(EXACT([.E15];[.F1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4" office:value-type="float" office:value="7" calcext:value-type="float">
            <text:p>7</text:p>
          </table:table-cell>
          <table:table-cell table:style-name="ce25" office:value-type="string" calcext:value-type="string" table:number-columns-spanned="1" table:number-rows-spanned="2">
            <text:p>SELECT BillingAddress, BillingCity FROM Invoice;</text:p>
          </table:table-cell>
          <table:table-cell table:style-name="ce24" office:value-type="string" calcext:value-type="string">
            <text:p>SELECT InvoiceDate, BillingAddress, BillingCit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/>
          <table:table-cell table:style-name="ce70" table:formula="of:=IF(EXACT([.E16];[.F1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78" office:value-type="string" calcext:value-type="string">
            <text:p>column ordering</text:p>
          </table:table-cell>
          <table:table-cell table:style-name="ce78" office:value-type="float" office:value="8" calcext:value-type="float">
            <text:p>8</text:p>
          </table:table-cell>
          <table:covered-table-cell table:style-name="ce83"/>
          <table:table-cell table:style-name="ce83" office:value-type="string" calcext:value-type="string">
            <text:p>SELECT BillingCity, BillingAddress <text:s/>FROM Invoice;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83" office:value-type="string" calcext:value-type="string">
            <text:p>{u'rosette_log': u'Rosette find an counterexample.', u'coq_result': u'UNKNOWN', u'coq_log': u'', u'result': u'NEQ', u'counterexamples': [{u'table-content': [[u'invoiceid', u'customerid', u'invoicedate', u'billingaddress', u'billingcity', u'billingstate', u'billingcountry', u'billingpostalcode', u'total'], [[[0, 0, 0, 1, 0, 0, 0, 0, 0], 1]]], u'table-name': u'invoice'}], u'rosette_result': u'NEQ'}</text:p>
            <text:p/>
          </table:table-cell>
          <table:table-cell table:style-name="ce92" table:formula="of:=IF(EXACT([.E17];[.F17]);0;1)" office:value-type="float" office:value="0" calcext:value-type="float">
            <text:p>0</text:p>
          </table:table-cell>
          <table:table-cell table:style-name="ce27" table:number-columns-repeated="1016"/>
        </table:table-row>
        <table:table-row table:style-name="ro18">
          <table:table-cell table:style-name="ce4" office:value-type="string" calcext:value-type="string" table:number-columns-spanned="1" table:number-rows-spanned="3">
            <text:p>order by</text:p>
          </table:table-cell>
          <table:table-cell table:style-name="ce4" office:value-type="float" office:value="9" calcext:value-type="float">
            <text:p>9</text:p>
          </table:table-cell>
          <table:table-cell table:style-name="ce24" office:value-type="string" calcext:value-type="string">
            <text:p>SELECT TrackId, Name, GenreId from Track ORDER BY GenreId ASC;</text:p>
          </table:table-cell>
          <table:table-cell table:style-name="ce24" office:value-type="string" calcext:value-type="string">
            <text:p>SELECT TrackId, Name, GenreId from Track ORDER BY GenreId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4" office:value-type="string" calcext:value-type="string">
            <text:p>{u'rosette_log': u'Syntax Error. \n ERROR: "(line 7, column 61):\\nunexpected \\"b\\"\\nexpecting \\"--\\" or \\"/*\\""', u'coq_result': u'ERROR', u'coq_log': u'Syntax Error. \n ERROR: "(line 7, column 61):\\nunexpected \\"b\\"\\nexpecting \\"--\\" or \\"/*\\""', u'result': u'ERROR', u'counterexamples': [], u'rosette_result': u'ERROR', u'error_msg': u'Syntax Error. \n ERROR: "(line 7, column 61):\\nunexpected \\"b\\"\\nexpecting \\"--\\" or \\"/*\\""'}</text:p>
            <text:p/>
          </table:table-cell>
          <table:table-cell table:style-name="ce70" table:formula="of:=IF(EXACT([.E18];[.F1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8">
          <table:covered-table-cell table:style-name="ce79"/>
          <table:table-cell table:style-name="ce81" office:value-type="float" office:value="10" calcext:value-type="float">
            <text:p>10</text:p>
          </table:table-cell>
          <table:table-cell table:style-name="ce84" office:value-type="string" calcext:value-type="string" table:number-columns-spanned="1" table:number-rows-spanned="2">
            <text:p>SELECT TrackId, Name, GenreId from Track ORDER BY GenreId DESC;</text:p>
          </table:table-cell>
          <table:table-cell table:style-name="ce85" office:value-type="string" calcext:value-type="string">
            <text:p>SELECT TrackId, Name, GenreId from Track;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error</text:p>
          </table:table-cell>
          <table:table-cell table:style-name="ce85" office:value-type="string" calcext:value-type="string">
            <text:p>{u'rosette_log': u'Syntax Error. \n ERROR: "(line 7, column 61):\\nunexpected \\"b\\"\\nexpecting \\"--\\" or \\"/*\\""', u'coq_result': u'ERROR', u'coq_log': u'Syntax Error. \n ERROR: "(line 7, column 61):\\nunexpected \\"b\\"\\nexpecting \\"--\\" or \\"/*\\""', u'result': u'ERROR', u'counterexamples': [], u'rosette_result': u'ERROR', u'error_msg': u'Syntax Error. \n ERROR: "(line 7, column 61):\\nunexpected \\"b\\"\\nexpecting \\"--\\" or \\"/*\\""'}</text:p>
            <text:p/>
          </table:table-cell>
          <table:table-cell table:style-name="ce92" table:formula="of:=IF(EXACT([.E19];[.F19]);0;1)" office:value-type="float" office:value="1" calcext:value-type="float">
            <text:p>1</text:p>
          </table:table-cell>
          <table:table-cell table:style-name="ce72" table:number-columns-repeated="1016"/>
        </table:table-row>
        <table:table-row table:style-name="ro3">
          <table:covered-table-cell table:style-name="ce79"/>
          <table:table-cell table:style-name="ce81" office:value-type="float" office:value="11" calcext:value-type="float">
            <text:p>11</text:p>
          </table:table-cell>
          <table:covered-table-cell table:style-name="ce85"/>
          <table:table-cell table:style-name="ce85" office:value-type="string" calcext:value-type="string">
            <text:p>SELECT TrackId, Name, GenreId from Track ORDER BY GenreId ASC;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error</text:p>
          </table:table-cell>
          <table:table-cell table:style-name="ce85" office:value-type="string" calcext:value-type="string">
            <text:p>s.o.</text:p>
          </table:table-cell>
          <table:table-cell table:style-name="ce92" table:formula="of:=IF(EXACT([.E20];[.F20]);0;1)" office:value-type="float" office:value="1" calcext:value-type="float">
            <text:p>1</text:p>
          </table:table-cell>
          <table:table-cell table:style-name="ce72"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5" office:value-type="float" office:value="12" calcext:value-type="float">
            <text:p>12</text:p>
          </table:table-cell>
          <table:table-cell table:style-name="ce25" office:value-type="string" calcext:value-type="string" table:number-columns-spanned="1" table:number-rows-spanned="2">
            <text:p>SELECT Name, MediaTypeId FROM Track</text:p>
            <text:p>WHERE MediaTypeId &gt; 2;</text:p>
            <text:p/>
          </table:table-cell>
          <table:table-cell table:style-name="ce24" office:value-type="string" calcext:value-type="string">
            <text:p>SELECT Name, MediaTypeId FROM Track</text:p>
            <text:p>WHERE MediaTypeId &gt; 2 and MediaTypeId &gt; 1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4" office:value-type="string" calcext:value-type="string">
            <text:p>Two queries' equivalence is unknown. Solver runs out of time.</text:p>
          </table:table-cell>
          <table:table-cell table:style-name="ce70" table:formula="of:=IF(EXACT([.E21];[.F2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covered-table-cell table:style-name="ce5"/>
          <table:table-cell table:style-name="ce5" office:value-type="float" office:value="13" calcext:value-type="float">
            <text:p>13</text:p>
          </table:table-cell>
          <table:covered-table-cell table:style-name="ce24"/>
          <table:table-cell table:style-name="ce24" office:value-type="string" calcext:value-type="string">
            <text:p>SELECT Name, MediaTypeId FROM Track</text:p>
            <text:p>WHERE MediaTypeId &gt; 2 or MediaTypeId &gt; 1;</text:p>
            <text:p/>
          </table:table-cell>
          <table:table-cell table:style-name="ce59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{u'rosette_log': u'Rosette find an counterexample.', u'coq_result': u'UNKNOWN', u'coq_log': u'', u'result': u'NEQ', u'counterexamples': [{u'table-content': [[u'trackid', u'name', u'albumid', u'mediatypeid', u'genreid', u'composer', u'milliseconds', u'bytes', u'unitprice'], [[[0, 0, 0, 2, 0, 0, 0, 0, 0], 1]]], u'table-name': u'track'}], u'rosette_result': u'NEQ'}</text:p>
            <text:p/>
          </table:table-cell>
          <table:table-cell table:style-name="ce70" table:formula="of:=IF(EXACT([.E22];[.F2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table-cell table:style-name="ce80" office:value-type="string" calcext:value-type="string" table:number-columns-spanned="1" table:number-rows-spanned="5">
            <text:p>Sub-Query/Join</text:p>
          </table:table-cell>
          <table:table-cell table:style-name="ce82" office:value-type="float" office:value="14" calcext:value-type="float">
            <text:p>14</text:p>
          </table:table-cell>
          <table:table-cell table:style-name="ce86" office:value-type="string" calcext:value-type="string" table:number-columns-spanned="1" table:number-rows-spanned="5">
            <text:p>select Track.TrackId, Track.Name, Track.Composer  from Track </text:p>
            <text:p><text:span text:style-name="T1">join (select MediaType.MediaTypeId,  MediaType.Name from MediaType where MediaType.</text:span>Name = 'AAC audio file')</text:p>
            <text:p>as t_MediaType ON Track.MediaTypeId = t_MediaType.MediaTypeId;</text:p>
          </table:table-cell>
          <table:table-cell table:style-name="ce89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;</text:p>
            <text:p/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9" office:value-type="string" calcext:value-type="string">
            <text:p>{u'rosette_log': u'Rosette find an counterexample.', u'coq_result': u'UNKNOWN', u'coq_log': u'', u'result': u'NEQ', u'counterexamples': [{u'table-content': [[u'mediatypeid', u'name'], [[[0, 0], 13]]], u'table-name': u'mediatype'}, {u'table-content': [[u'trackid', u'name', u'albumid', u'mediatypeid', u'genreid', u'composer', u'milliseconds', u'bytes', u'unitprice'], [[[0, 0, 0, 0, 0, 0, 0, 0, 0], 10]]], u'table-name': u'track'}], u'rosette_result': u'NEQ'}</text:p>
          </table:table-cell>
          <table:table-cell table:style-name="ce93" table:formula="of:=IF(EXACT([.E23];[.F23]);0;1)" office:value-type="float" office:value="0" calcext:value-type="float">
            <text:p>0</text:p>
          </table:table-cell>
          <table:table-cell table:style-name="ce94"/>
          <table:table-cell table:style-name="ce94" office:value-type="string" calcext:value-type="string">
            <text:p>Hinweis counter example korrekt/sinnvoll?</text:p>
          </table:table-cell>
          <table:table-cell table:style-name="ce94" table:number-columns-repeated="1014"/>
        </table:table-row>
        <table:table-row table:style-name="ro18">
          <table:covered-table-cell table:style-name="ce5"/>
          <table:table-cell table:style-name="ce5" office:value-type="float" office:value="15" calcext:value-type="float">
            <text:p>15</text:p>
          </table:table-cell>
          <table:covered-table-cell table:style-name="ce24"/>
          <table:table-cell table:style-name="ce24" office:value-type="string" calcext:value-type="string">
            <text:p>select Track.TrackId, Track.Name, Track.Composer  from Track </text:p>
            <text:p>Join MediaType ON Track.MediaTypeId = MediaType.MediaTypeId;</text:p>
            <text:p/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4" office:value-type="string" calcext:value-type="string">
            <text:p>{u'rosette_log': u'Rosette find an counterexample.', u'coq_result': u'UNKNOWN', u'coq_log': u'', u'result': u'NEQ', u'counterexamples': [{u'table-content': [[u'mediatypeid', u'name'], [[[0, 0], 13]]], u'table-name': u'mediatype'}, {u'table-content': [[u'trackid', u'name', u'albumid', u'mediatypeid', u'genreid', u'composer', u'milliseconds', u'bytes', u'unitprice'], [[[0, 0, 0, 0, 0, 0, 0, 0, 0], 10]]], u'table-name': u'track'}], u'rosette_result': u'NEQ'}</text:p>
          </table:table-cell>
          <table:table-cell table:style-name="ce70" table:formula="of:=IF(EXACT([.E24];[.F2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covered-table-cell table:style-name="ce5"/>
          <table:table-cell table:style-name="ce5" office:value-type="float" office:value="16" calcext:value-type="float">
            <text:p>16</text:p>
          </table:table-cell>
          <table:covered-table-cell table:style-name="ce24"/>
          <table:table-cell table:style-name="ce24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;</text:p>
            <text:p/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4" office:value-type="string" calcext:value-type="string">
            <text:p>{u'rosette_result': u'UNSAT', u'rosette_log': u'', u'coq_result': u'UNKNOWN', u'result': u'UNKNOWN', u'coq_log': u''}</text:p>
            <text:p> (solver runs out of time)</text:p>
          </table:table-cell>
          <table:table-cell table:style-name="ce70" table:formula="of:=IF(EXACT([.E25];[.F2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covered-table-cell table:style-name="ce5"/>
          <table:table-cell table:style-name="ce5" office:value-type="float" office:value="17" calcext:value-type="float">
            <text:p>17</text:p>
          </table:table-cell>
          <table:covered-table-cell table:style-name="ce24"/>
          <table:table-cell table:style-name="ce24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;</text:p>
            <text:p/>
            <text:p/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4" office:value-type="string" calcext:value-type="string">
            <text:p>{u'rosette_result': u'UNSAT', u'rosette_log': u'', u'coq_result': u'UNKNOWN', u'result': u'UNKNOWN', u'coq_log': u''}</text:p>
            <text:p>  Two queries' equivalence is unknown. Solver runs out of time.</text:p>
            <text:p/>
            <text:p/>
          </table:table-cell>
          <table:table-cell table:style-name="ce70" table:formula="of:=IF(EXACT([.E26];[.F2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2">
          <table:covered-table-cell table:style-name="ce5"/>
          <table:table-cell table:style-name="ce5" office:value-type="float" office:value="18" calcext:value-type="float">
            <text:p>18</text:p>
          </table:table-cell>
          <table:covered-table-cell table:style-name="ce24"/>
          <table:table-cell table:style-name="ce24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4" office:value-type="string" calcext:value-type="string">
            <text:p><text:span text:style-name="T1">{u'rosette_result': u'UNSAT', u'rosette_log': u'', u'coq_result': u'UNKNOWN', u'result': u'UNKNOWN', u'coq_log': u''}</text:span></text:p>
            <text:p><text:span text:style-name="T1">  Two queries' equivalence is unknown. Solver runs out of time.</text:span></text:p>
            <text:p><text:span text:style-name="T1"/></text:p>
            <text:p><text:span text:style-name="T1"/></text:p>
          </table:table-cell>
          <table:table-cell table:style-name="ce70" table:formula="of:=IF(EXACT([.E27];[.F2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distinct</text:p>
          </table:table-cell>
          <table:table-cell table:style-name="ce5" office:value-type="float" office:value="19" calcext:value-type="float">
            <text:p>19</text:p>
          </table:table-cell>
          <table:table-cell table:style-name="ce24" office:value-type="string" calcext:value-type="string">
            <text:p>SELECT DISTINCT PlaylistId FROM PlaylistTrack;</text:p>
          </table:table-cell>
          <table:table-cell table:style-name="ce24" office:value-type="string" calcext:value-type="string">
            <text:p>SELECT <text:s/>PlaylistId FROM PlaylistTrack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/>
          <table:table-cell table:style-name="ce70" table:formula="of:=IF(EXACT([.E28];[.F2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5" office:value-type="float" office:value="20" calcext:value-type="float">
            <text:p>20</text:p>
          </table:table-cell>
          <table:table-cell table:style-name="ce25" office:value-type="string" calcext:value-type="string" table:number-columns-spanned="1" table:number-rows-spanned="2">
            <text:p>SELECT * FROM Employee</text:p>
            <text:p>WHERE Title = 'Sales Support Agent';</text:p>
          </table:table-cell>
          <table:table-cell table:style-name="ce24" office:value-type="string" calcext:value-type="string">
            <text:p>SELECT * FROM Employee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 office:value-type="string" calcext:value-type="string">
            <text:p>keine Where-Klausel</text:p>
          </table:table-cell>
          <table:table-cell table:style-name="ce70" table:formula="of:=IF(EXACT([.E29];[.F29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21" calcext:value-type="float">
            <text:p>21</text:p>
          </table:table-cell>
          <table:covered-table-cell table:style-name="ce24"/>
          <table:table-cell table:style-name="ce24" office:value-type="string" calcext:value-type="string">
            <text:p>SELECT * FROM Employee</text:p>
            <text:p>WHERE ReportsTo = 2;</text:p>
            <text:p/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37" office:value-type="string" calcext:value-type="string">
            <text:p>zufällig gleiches Ergebnis-Set aber andere Syntax &amp; Semantik</text:p>
          </table:table-cell>
          <table:table-cell table:style-name="ce70" table:formula="of:=IF(EXACT([.E30];[.F3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22" calcext:value-type="float">
            <text:p>22</text:p>
          </table:table-cell>
          <table:table-cell table:style-name="ce24" office:value-type="string" calcext:value-type="string">
            <text:p>SELECT Email FROM Employee</text:p>
            <text:p>WHERE City = 'Calgary' AND ReportsTo = 1;</text:p>
            <text:p/>
          </table:table-cell>
          <table:table-cell table:style-name="ce24" office:value-type="string" calcext:value-type="string">
            <text:p>SELECT Email FROM Employee</text:p>
            <text:p>WHERE City = 'Calgary'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/>
          <table:table-cell table:style-name="ce70" table:formula="of:=IF(EXACT([.E31];[.F3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5" office:value-type="float" office:value="23" calcext:value-type="float">
            <text:p>23</text:p>
          </table:table-cell>
          <table:table-cell table:style-name="ce25" office:value-type="string" calcext:value-type="string" table:number-columns-spanned="1" table:number-rows-spanned="2">
            <text:p>SELECT LastName, FirstName, City FROM Employee</text:p>
            <text:p>WHERE City = 'Edmonton' OR City  = 'Lethbridge';</text:p>
          </table:table-cell>
          <table:table-cell table:style-name="ce24" office:value-type="string" calcext:value-type="string">
            <text:p>SELECT LastName, FirstName, City FROM Employee</text:p>
            <text:p>WHERE City = 'Edmonton'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/>
          <table:table-cell table:style-name="ce70" table:formula="of:=IF(EXACT([.E32];[.F3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24" calcext:value-type="float">
            <text:p>24</text:p>
          </table:table-cell>
          <table:covered-table-cell table:style-name="ce24"/>
          <table:table-cell table:style-name="ce24" office:value-type="string" calcext:value-type="string">
            <text:p>SELECT LastName, FirstName, City FROM Employee</text:p>
            <text:p>WHERE City = 'Edmonton' OR City = 'Calgary'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/>
          <table:table-cell table:style-name="ce70" table:formula="of:=IF(EXACT([.E33];[.F3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5" office:value-type="float" office:value="25" calcext:value-type="float">
            <text:p>25</text:p>
          </table:table-cell>
          <table:table-cell table:style-name="ce25" office:value-type="string" calcext:value-type="string" table:number-columns-spanned="1" table:number-rows-spanned="2">
            <text:p>SELECT LastName, FirstName, City FROM Employee</text:p>
            <text:p>WHERE NOT City = 'Calgary';</text:p>
          </table:table-cell>
          <table:table-cell table:style-name="ce24" office:value-type="string" calcext:value-type="string">
            <text:p>SELECT LastName, FirstName, City FROM Employee</text:p>
            <text:p>WHERE City = 'Lethbridge' OR City = 'Edmonton'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70" table:formula="of:=IF(EXACT([.E34];[.F3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26" calcext:value-type="float">
            <text:p>26</text:p>
          </table:table-cell>
          <table:covered-table-cell table:style-name="ce24"/>
          <table:table-cell table:style-name="ce24" office:value-type="string" calcext:value-type="string">
            <text:p>SELECT LastName, FirstName, City FROM Employee</text:p>
            <text:p>WHERE NOT City = 'Edmonton'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 office:value-type="string" calcext:value-type="string">
            <text:p>Expected a total of 3 row(s) to be returned, instead got 7!</text:p>
          </table:table-cell>
          <table:table-cell table:style-name="ce70" table:formula="of:=IF(EXACT([.E35];[.F3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5" office:value-type="float" office:value="27" calcext:value-type="float">
            <text:p>27</text:p>
          </table:table-cell>
          <table:table-cell table:style-name="ce25" office:value-type="string" calcext:value-type="string" table:number-columns-spanned="1" table:number-rows-spanned="2">
            <text:p>SELECT LastName, FirstName, City FROM Employee</text:p>
            <text:p>LIMIT 3;</text:p>
          </table:table-cell>
          <table:table-cell table:style-name="ce24" office:value-type="string" calcext:value-type="string">
            <text:p>SELECT LastName, FirstName, City FROM Employee</text:p>
            <text:p>LIMIT 4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 office:value-type="string" calcext:value-type="string">
            <text:p>Expected a total of 3 row(s) to be returned, instead got 4!</text:p>
          </table:table-cell>
          <table:table-cell table:style-name="ce70" table:formula="of:=IF(EXACT([.E36];[.F3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28" calcext:value-type="float">
            <text:p>28</text:p>
          </table:table-cell>
          <table:covered-table-cell table:style-name="ce24"/>
          <table:table-cell table:style-name="ce24" office:value-type="string" calcext:value-type="string">
            <text:p>SELECT LastName, FirstName, City FROM Employee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 office:value-type="string" calcext:value-type="string">
            <text:p>Expected a total of 3 row(s) to be returned, instead got 8!</text:p>
          </table:table-cell>
          <table:table-cell table:style-name="ce70" table:formula="of:=IF(EXACT([.E37];[.F3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5" office:value-type="float" office:value="29" calcext:value-type="float">
            <text:p>29</text:p>
          </table:table-cell>
          <table:table-cell table:style-name="ce25" office:value-type="string" calcext:value-type="string" table:number-columns-spanned="1" table:number-rows-spanned="2">
            <text:p>SELECT MIN(UnitPrice) FROM InvoiceLine;</text:p>
          </table:table-cell>
          <table:table-cell table:style-name="ce24" office:value-type="string" calcext:value-type="string">
            <text:p>SELECT UnitPrice FROM InvoiceLine LIMIT 1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37" office:value-type="string" calcext:value-type="string">
            <text:p><text:span text:style-name="T2">zufällig gleiches Ergebnis-Set aber andere Syntax &amp; Semantik → Test für Verfahren mit pragmatischen Ansatz (result: </text:span><text:span text:style-name="T1">Expected only the following column(s) to be selected: MIN(UnitPrice)!</text:span>)</text:p>
          </table:table-cell>
          <table:table-cell table:style-name="ce70" table:formula="of:=IF(EXACT([.E38];[.F3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0" calcext:value-type="float">
            <text:p>30</text:p>
          </table:table-cell>
          <table:covered-table-cell table:style-name="ce24"/>
          <table:table-cell table:style-name="ce24" office:value-type="string" calcext:value-type="string">
            <text:p>SELECT MAX(UnitPrice) FROM InvoiceLine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/>
          <table:table-cell table:style-name="ce70" table:formula="of:=IF(EXACT([.E39];[.F39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1" calcext:value-type="float">
            <text:p>31</text:p>
          </table:table-cell>
          <table:table-cell table:style-name="ce24" office:value-type="string" calcext:value-type="string">
            <text:p>SELECT MAX(UnitPrice) FROM InvoiceLine;</text:p>
          </table:table-cell>
          <table:table-cell table:style-name="ce24" office:value-type="string" calcext:value-type="string">
            <text:p>SELECT UnitPrice FROM InvoiceLine LIMIT 1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/>
          <table:table-cell table:style-name="ce70" table:formula="of:=IF(EXACT([.E40];[.F4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table-cell table:style-name="ce5" office:value-type="string" calcext:value-type="string">
            <text:p>count</text:p>
          </table:table-cell>
          <table:table-cell table:style-name="ce5" office:value-type="float" office:value="32" calcext:value-type="float">
            <text:p>32</text:p>
          </table:table-cell>
          <table:table-cell table:style-name="ce24" office:value-type="string" calcext:value-type="string">
            <text:p>SELECT COUNT(UnitPrice) FROM InvoiceLine WHERE UnitPrice = 0.99;</text:p>
            <text:p/>
          </table:table-cell>
          <table:table-cell table:style-name="ce24" office:value-type="string" calcext:value-type="string">
            <text:p>SELECT UnitPrice FROM InvoiceLine WHERE UnitPrice = 0.99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/>
          <table:table-cell table:style-name="ce70" table:formula="of:=IF(EXACT([.E41];[.F4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vg</text:p>
          </table:table-cell>
          <table:table-cell table:style-name="ce5" office:value-type="float" office:value="33" calcext:value-type="float">
            <text:p>33</text:p>
          </table:table-cell>
          <table:table-cell table:style-name="ce24" office:value-type="string" calcext:value-type="string">
            <text:p>SELECT avg(Total) FROM Invoice;</text:p>
            <text:p/>
          </table:table-cell>
          <table:table-cell table:style-name="ce25" office:value-type="string" calcext:value-type="string" table:number-columns-spanned="1" table:number-rows-spanned="2">
            <text:p>SELECT Total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/>
          <table:table-cell table:style-name="ce70" table:formula="of:=IF(EXACT([.E42];[.F4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um</text:p>
          </table:table-cell>
          <table:table-cell table:style-name="ce5" office:value-type="float" office:value="34" calcext:value-type="float">
            <text:p>34</text:p>
          </table:table-cell>
          <table:table-cell table:style-name="ce24" office:value-type="string" calcext:value-type="string">
            <text:p>SELECT sum(Total) FROM Invoice;</text:p>
          </table:table-cell>
          <table:covered-table-cell table:style-name="ce24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/>
          <table:table-cell table:style-name="ce70" table:formula="of:=IF(EXACT([.E43];[.F4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5" office:value-type="float" office:value="35" calcext:value-type="float">
            <text:p>35</text:p>
          </table:table-cell>
          <table:table-cell table:style-name="ce24" office:value-type="string" calcext:value-type="string">
            <text:p>SELECT ArtistId, Name FROM Artist WHERE Name LIKE '%Metal%';</text:p>
          </table:table-cell>
          <table:table-cell table:style-name="ce24" office:value-type="string" calcext:value-type="string">
            <text:p>SELECT ArtistId, Name FROM Artist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/>
          <table:table-cell table:style-name="ce70" table:formula="of:=IF(EXACT([.E44];[.F4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6" calcext:value-type="float">
            <text:p>36</text:p>
          </table:table-cell>
          <table:table-cell table:style-name="ce24" office:value-type="string" calcext:value-type="string">
            <text:p>SELECT ArtistId, Name FROM Artist</text:p>
            <text:p>WHERE Name LIKE 'Sant%';</text:p>
          </table:table-cell>
          <table:table-cell table:style-name="ce24" office:value-type="string" calcext:value-type="string">
            <text:p>SELECT ArtistId, Name FROM Artist</text:p>
            <text:p>WHERE Name LIKE 'San%'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/>
          <table:table-cell table:style-name="ce70" table:formula="of:=IF(EXACT([.E45];[.F4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37" calcext:value-type="float">
            <text:p>37</text:p>
          </table:table-cell>
          <table:table-cell table:style-name="ce24" office:value-type="string" calcext:value-type="string">
            <text:p>SELECT ArtistId, Name FROM Artist</text:p>
            <text:p>WHERE Name LIKE 'M%o';</text:p>
            <text:p/>
          </table:table-cell>
          <table:table-cell table:style-name="ce24" office:value-type="string" calcext:value-type="string">
            <text:p>SELECT ArtistId, Name FROM Artist</text:p>
            <text:p>WHERE Name LIKE 'M%'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/>
          <table:table-cell table:style-name="ce70" table:formula="of:=IF(EXACT([.E46];[.F4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8" calcext:value-type="float">
            <text:p>38</text:p>
          </table:table-cell>
          <table:table-cell table:style-name="ce24" office:value-type="string" calcext:value-type="string">
            <text:p>SELECT ArtistId, Name FROM Artist</text:p>
            <text:p>WHERE Name LIKE '_ %';</text:p>
          </table:table-cell>
          <table:table-cell table:style-name="ce24" office:value-type="string" calcext:value-type="string">
            <text:p>SELECT ArtistId, Name FROM Artist</text:p>
            <text:p>WHERE Name LIKE '_%'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/>
          <table:table-cell table:style-name="ce70" table:formula="of:=IF(EXACT([.E47];[.F4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5" office:value-type="float" office:value="39" calcext:value-type="float">
            <text:p>39</text:p>
          </table:table-cell>
          <table:table-cell table:style-name="ce25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;</text:p>
          </table:table-cell>
          <table:table-cell table:style-name="ce24" office:value-type="string" calcext:value-type="string">
            <text:p>SELECT InvoiceId, InvoiceDate, BillingCountry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/>
          <table:table-cell table:style-name="ce70" table:formula="of:=IF(EXACT([.E48];[.F4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40" calcext:value-type="float">
            <text:p>40</text:p>
          </table:table-cell>
          <table:covered-table-cell table:style-name="ce24"/>
          <table:table-cell table:style-name="ce24" office:value-type="string" calcext:value-type="string">
            <text:p>SELECT InvoiceId, InvoiceDate, BillingCountry FROM Invoice </text:p>
            <text:p>WHERE BillingCountry IN ('USA', 'Brazil')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/>
          <table:table-cell table:style-name="ce70" table:formula="of:=IF(EXACT([.E49];[.F49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5" office:value-type="float" office:value="41" calcext:value-type="float">
            <text:p>41</text:p>
          </table:table-cell>
          <table:table-cell table:style-name="ce25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;</text:p>
          </table:table-cell>
          <table:table-cell table:style-name="ce24" office:value-type="string" calcext:value-type="string">
            <text:p>SELECT InvoiceId, InvoiceDate, BillingCountry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/>
          <table:table-cell table:style-name="ce70" table:formula="of:=IF(EXACT([.E50];[.F5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5">
          <table:covered-table-cell table:style-name="ce5"/>
          <table:table-cell table:style-name="ce5" office:value-type="float" office:value="42" calcext:value-type="float">
            <text:p>42</text:p>
          </table:table-cell>
          <table:covered-table-cell table:style-name="ce24"/>
          <table:table-cell table:style-name="ce24" office:value-type="string" calcext:value-type="string">
            <text:p>SELECT InvoiceId, InvoiceDate, BillingCountry FROM Invoice</text:p>
            <text:p>WHERE InvoiceDate between '2012-05-04 00:00:00' AND '2012-07-28 00:00:00'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/>
          <table:table-cell table:style-name="ce70" table:formula="of:=IF(EXACT([.E51];[.F5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43" calcext:value-type="float">
            <text:p>43</text:p>
          </table:table-cell>
          <table:table-cell table:style-name="ce24" office:value-type="string" calcext:value-type="string">
            <text:p>SELECT InvoiceId, CustomerId FROM Invoice</text:p>
            <text:p>WHERE InvoiceId between 50 AND 100;</text:p>
          </table:table-cell>
          <table:table-cell table:style-name="ce24" office:value-type="string" calcext:value-type="string">
            <text:p>SELECT InvoiceId, CustomerId FROM Invoice</text:p>
            <text:p>WHERE InvoiceId between 0 AND 120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/>
          <table:table-cell table:style-name="ce70" table:formula="of:=IF(EXACT([.E52];[.F5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olumn alias</text:p>
          </table:table-cell>
          <table:table-cell table:style-name="ce5" office:value-type="float" office:value="44" calcext:value-type="float">
            <text:p>44</text:p>
          </table:table-cell>
          <table:table-cell table:style-name="ce24" office:value-type="string" calcext:value-type="string">
            <text:p>SELECT Name AS Genres FROM Genre;</text:p>
          </table:table-cell>
          <table:table-cell table:style-name="ce24" office:value-type="string" calcext:value-type="string">
            <text:p>SELECT Name AS Genre FROM Genre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/>
          <table:table-cell table:style-name="ce70" table:formula="of:=IF(EXACT([.E53];[.F5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 table:number-columns-spanned="1" table:number-rows-spanned="3">
            <text:p>union</text:p>
          </table:table-cell>
          <table:table-cell table:style-name="ce59" office:value-type="float" office:value="45" calcext:value-type="float">
            <text:p>45</text:p>
          </table:table-cell>
          <table:table-cell table:style-name="ce87" office:value-type="string" calcext:value-type="string" table:number-columns-spanned="1" table:number-rows-spanned="2">
            <text:p>SELECT City FROM Customer</text:p>
            <text:p>UNION </text:p>
            <text:p>SELECT City FROM Employee;</text:p>
          </table:table-cell>
          <table:table-cell table:style-name="ce83" office:value-type="string" calcext:value-type="string">
            <text:p>SELECT City FROM Customer;</text:p>
          </table:table-cell>
          <table:table-cell table:style-name="ce59" office:value-type="float" office:value="0" calcext:value-type="float">
            <text:p>0</text:p>
          </table:table-cell>
          <table:table-cell table:style-name="ce59"/>
          <table:table-cell table:style-name="ce83"/>
          <table:table-cell table:style-name="ce92" table:formula="of:=IF(EXACT([.E54];[.F54]);0;1)" office:value-type="float" office:value="1" calcext:value-type="float">
            <text:p>1</text:p>
          </table:table-cell>
          <table:table-cell table:style-name="ce27" table:number-columns-repeated="1016"/>
        </table:table-row>
        <table:table-row table:style-name="ro19">
          <table:covered-table-cell table:style-name="ce59"/>
          <table:table-cell table:style-name="ce59" office:value-type="float" office:value="46" calcext:value-type="float">
            <text:p>46</text:p>
          </table:table-cell>
          <table:covered-table-cell table:style-name="ce83"/>
          <table:table-cell table:style-name="ce83" office:value-type="string" calcext:value-type="string">
            <text:p>SELECT City FROM Customer</text:p>
            <text:p>UNION </text:p>
            <text:p>SELECT BillingCity FROM Invoice;</text:p>
          </table:table-cell>
          <table:table-cell table:style-name="ce59" office:value-type="float" office:value="0" calcext:value-type="float">
            <text:p>0</text:p>
          </table:table-cell>
          <table:table-cell table:style-name="ce59"/>
          <table:table-cell table:style-name="ce83"/>
          <table:table-cell table:style-name="ce92" table:formula="of:=IF(EXACT([.E55];[.F55]);0;1)" office:value-type="float" office:value="1" calcext:value-type="float">
            <text:p>1</text:p>
          </table:table-cell>
          <table:table-cell table:style-name="ce27" table:number-columns-repeated="1016"/>
        </table:table-row>
        <table:table-row table:style-name="ro14">
          <table:covered-table-cell table:style-name="ce5"/>
          <table:table-cell table:style-name="ce5" office:value-type="float" office:value="47" calcext:value-type="float">
            <text:p>47</text:p>
          </table:table-cell>
          <table:table-cell table:style-name="ce24" office:value-type="string" calcext:value-type="string">
            <text:p>SELECT City FROM Customer</text:p>
            <text:p>UNION ALL</text:p>
            <text:p>SELECT City FROM Employee;</text:p>
            <text:p/>
          </table:table-cell>
          <table:table-cell table:style-name="ce24" office:value-type="string" calcext:value-type="string">
            <text:p>SELECT City FROM Customer</text:p>
            <text:p>UNION </text:p>
            <text:p>SELECT City FROM Employee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/>
          <table:table-cell table:style-name="ce70" table:formula="of:=IF(EXACT([.E56];[.F5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4">
            <text:p>group by, having</text:p>
          </table:table-cell>
          <table:table-cell table:style-name="ce5" office:value-type="float" office:value="48" calcext:value-type="float">
            <text:p>48</text:p>
          </table:table-cell>
          <table:table-cell table:style-name="ce25" office:value-type="string" calcext:value-type="string" table:number-columns-spanned="1" table:number-rows-spanned="2">
            <text:p>SELECT InvoiceId, CustomerId, count(CustomerId) FROM Invoice</text:p>
            <text:p>GROUP BY CustomerId;</text:p>
          </table:table-cell>
          <table:table-cell table:style-name="ce24" office:value-type="string" calcext:value-type="string">
            <text:p>SELECT InvoiceId, CustomerId, count(CustomerId)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/>
          <table:table-cell table:style-name="ce70" table:formula="of:=IF(EXACT([.E57];[.F5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49" calcext:value-type="float">
            <text:p>49</text:p>
          </table:table-cell>
          <table:covered-table-cell table:style-name="ce24"/>
          <table:table-cell table:style-name="ce24" office:value-type="string" calcext:value-type="string">
            <text:p>SELECT InvoiceId, CustomerId, count(CustomerId) FROM Invoice</text:p>
            <text:p>GROUP BY InvoiceId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/>
          <table:table-cell table:style-name="ce70" table:formula="of:=IF(EXACT([.E58];[.F5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50" calcext:value-type="float">
            <text:p>50</text:p>
          </table:table-cell>
          <table:table-cell table:style-name="ce25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;</text:p>
          </table:table-cell>
          <table:table-cell table:style-name="ce24" office:value-type="string" calcext:value-type="string">
            <text:p>SELECT CustomerId, count(CustomerId) FROM Invoice</text:p>
            <text:p>group by CustomerId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/>
          <table:table-cell table:style-name="ce70" table:formula="of:=IF(EXACT([.E59];[.F59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51" calcext:value-type="float">
            <text:p>51</text:p>
          </table:table-cell>
          <table:covered-table-cell table:style-name="ce24"/>
          <table:table-cell table:style-name="ce24" office:value-type="string" calcext:value-type="string">
            <text:p>SELECT CustomerId, count(CustomerId) FROM Invoice</text:p>
            <text:p>group by CustomerId</text:p>
            <text:p>having count(CustomerId) &gt; 1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/>
          <table:table-cell table:style-name="ce70" table:formula="of:=IF(EXACT([.E60];[.F6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0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5" office:value-type="float" office:value="52" calcext:value-type="float">
            <text:p>52</text:p>
          </table:table-cell>
          <table:table-cell table:style-name="ce25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;</text:p>
          </table:table-cell>
          <table:table-cell table:style-name="ce24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/>
          <table:table-cell table:style-name="ce70" table:formula="of:=IF(EXACT([.E61];[.F6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53" calcext:value-type="float">
            <text:p>53</text:p>
          </table:table-cell>
          <table:covered-table-cell table:style-name="ce24"/>
          <table:table-cell table:style-name="ce24" office:value-type="string" calcext:value-type="string">
            <text:p>SELECT TrackID, Name, GenreID </text:p>
            <text:p>FROM Track;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/>
          <table:table-cell table:style-name="ce70" table:formula="of:=IF(EXACT([.E62];[.F6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0">
          <table:covered-table-cell table:style-name="ce5"/>
          <table:table-cell table:style-name="ce5" office:value-type="float" office:value="54" calcext:value-type="float">
            <text:p>54</text:p>
          </table:table-cell>
          <table:covered-table-cell table:style-name="ce24"/>
          <table:table-cell table:style-name="ce24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;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4"/>
          <table:table-cell table:style-name="ce70" table:formula="of:=IF(EXACT([.E63];[.F6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7">
          <table:table-cell table:style-name="ce49" office:value-type="string" calcext:value-type="string" table:number-columns-spanned="1" table:number-rows-spanned="3">
            <text:p>Inner, left, self join</text:p>
          </table:table-cell>
          <table:table-cell table:style-name="ce49" office:value-type="float" office:value="55" calcext:value-type="float">
            <text:p>55</text:p>
          </table:table-cell>
          <table:table-cell table:style-name="ce88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</table:table-cell>
          <table:table-cell table:style-name="ce88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;</text:p>
          </table:table-cell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88"/>
          <table:table-cell table:style-name="ce70" table:formula="of:=IF(EXACT([.E64];[.F64]);0;1)" office:value-type="float" office:value="1" calcext:value-type="float">
            <text:p>1</text:p>
          </table:table-cell>
          <table:table-cell table:style-name="ce73" table:number-columns-repeated="9"/>
          <table:table-cell table:style-name="ce77" table:number-columns-repeated="1007"/>
        </table:table-row>
        <table:table-row table:style-name="ro16">
          <table:covered-table-cell table:style-name="ce5"/>
          <table:table-cell table:style-name="ce4" office:value-type="float" office:value="56" calcext:value-type="float">
            <text:p>56</text:p>
          </table:table-cell>
          <table:table-cell table:style-name="ce24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24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4"/>
          <table:table-cell table:style-name="ce70" table:formula="of:=IF(EXACT([.E65];[.F6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0">
          <table:covered-table-cell table:style-name="ce5"/>
          <table:table-cell table:style-name="ce4" office:value-type="float" office:value="57" calcext:value-type="float">
            <text:p>57</text:p>
          </table:table-cell>
          <table:table-cell table:style-name="ce24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;</text:p>
          </table:table-cell>
          <table:table-cell table:style-name="ce24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;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4"/>
          <table:table-cell table:style-name="ce70" table:formula="of:=IF(EXACT([.E66];[.F6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1">
          <table:table-cell table:style-name="ce4" office:value-type="string" calcext:value-type="string">
            <text:p>to much joins</text:p>
          </table:table-cell>
          <table:table-cell table:style-name="ce4" office:value-type="float" office:value="58" calcext:value-type="float">
            <text:p>58</text:p>
          </table:table-cell>
          <table:table-cell table:style-name="ce24" office:value-type="string" calcext:value-type="string">
            <text:p>SELECT PlaylistTrack.PlaylistId, Track.TrackId, Track.Name FROM </text:p>
            <text:p>(PlaylistTrack INNER JOIN Track ON PlaylistTrack.TrackId = Track.TrackId</text:p>
            <text:p>);</text:p>
            <text:p/>
          </table:table-cell>
          <table:table-cell table:style-name="ce24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/>
          <table:table-cell table:style-name="ce70" table:formula="of:=IF(EXACT([.E67];[.F6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ce7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8"/>
          <table:table-cell/>
          <table:table-cell table:style-name="ce91" office:value-type="string" calcext:value-type="string">
            <text:p>Expected != actual: </text:p>
          </table:table-cell>
          <table:table-cell table:formula="of:=SUM([.H10:.H67])" office:value-type="float" office:value="51" calcext:value-type="float">
            <text:p>51</text:p>
          </table:table-cell>
          <table:table-cell table:style-name="ce7" table:formula="of:=ROUND([.H69]/(COUNTIF([.E10:.E67];&quot;&lt;&gt;''&quot;));3)*100" office:value-type="float" office:value="87.9" calcext:value-type="float">
            <text:p>87,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string" calcext:value-type="string">
            <text:p>error</text:p>
          </table:table-cell>
          <table:table-cell table:style-name="ce70" table:formula="of:=COUNTIF([.F10:.F67];&quot;error&quot;)+COUNTIF([.F10:.F67];&quot;unknown&quot;)" office:value-type="float" office:value="10" calcext:value-type="float">
            <text:p>10</text:p>
          </table:table-cell>
          <table:table-cell table:style-name="ce7" table:formula="of:=ROUND([.H70]/(COUNTIF([.E10:.E67];&quot;&lt;&gt;''&quot;));3)*100" office:value-type="float" office:value="17.2" calcext:value-type="float">
            <text:p>17,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0"/>
          <table:table-cell table:number-columns-repeated="1017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.00.0000</text:date>, <text:time style:data-style-name="N2" text:time-value="18:34:27.02750086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38:01.138201750</meta:creation-date>
    <meta:generator>LibreOffice/6.0.7.3$Linux_X86_64 LibreOffice_project/00m0$Build-3</meta:generator>
    <dc:date>2019-12-23T14:26:56.670108486</dc:date>
    <meta:editing-duration>PT5H15M54S</meta:editing-duration>
    <meta:editing-cycles>25</meta:editing-cycles>
    <meta:document-statistic meta:table-count="3" meta:cell-count="1041" meta:object-count="0"/>
  </office:meta>
</office:document-meta>
</file>